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482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1.1772in"/>
    </style:style>
    <style:style style:name="co14" style:family="table-column">
      <style:table-column-properties fo:break-before="auto" style:column-width="1.0008in"/>
    </style:style>
    <style:style style:name="co15" style:family="table-column">
      <style:table-column-properties fo:break-before="auto" style:column-width="0.9591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78">
            <text:p>7.8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63">
            <text:p>16.3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93">
            <text:p>19.3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7513">
            <text:p>7513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9405">
            <text:p>940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1171">
            <text:p>1117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2-01">
            <text:p>2020-12-01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1.04 - 1.35)">
            <text:p>(1.04 - 1.35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6">
            <text:p>1.0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8.625">
            <text:p>188.62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17127377266696">
            <text:p>0.0417127377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940488892111">
            <text:p>1.1494048889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6.9613717811679">
            <text:p>16.9613717812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8.5">
            <text:p>208.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50749063670412">
            <text:p>0.0650749064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606226942446">
            <text:p>1.2360622694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0.9944600988618">
            <text:p>10.994460098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17.625">
            <text:p>217.62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601506357103372">
            <text:p>0.0601506357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1761869897984">
            <text:p>1.217618699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1.8667219403967">
            <text:p>11.866721940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91.875">
            <text:p>191.875</text:p>
          </table:table-cell>
          <table:table-cell office:value-type="float" office:value="229.25">
            <text:p>229.25</text:p>
          </table:table-cell>
          <table:table-cell office:value-type="float" office:value="0.0688813813813814">
            <text:p>0.0688813814</text:p>
          </table:table-cell>
          <table:table-cell office:value-type="float" office:value="0.0796823089700997">
            <text:p>0.079682309</text:p>
          </table:table-cell>
          <table:table-cell office:value-type="float" office:value="0.0465293281915973">
            <text:p>0.0465293282</text:p>
          </table:table-cell>
          <table:table-cell office:value-type="float" office:value="1.25038433844881">
            <text:p>1.2503843384</text:p>
          </table:table-cell>
          <table:table-cell office:value-type="float" office:value="1.29133265130645">
            <text:p>1.2913326513</text:p>
          </table:table-cell>
          <table:table-cell office:value-type="float" office:value="1.16709600629923">
            <text:p>1.1670960063</text:p>
          </table:table-cell>
          <table:table-cell office:value-type="float" office:value="10.4056367432904">
            <text:p>10.4056367433</text:p>
          </table:table-cell>
          <table:table-cell office:value-type="float" office:value="9.04102979934875">
            <text:p>9.0410297993</text:p>
          </table:table-cell>
          <table:table-cell office:value-type="float" office:value="15.2409419335147">
            <text:p>15.240941933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59">
            <text:p>4359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88.75">
            <text:p>188.7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433012158752007">
            <text:p>0.043301215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5522924634389">
            <text:p>1.1552292463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6.3516936552483">
            <text:p>16.3516936552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96">
            <text:p>2696</text:p>
          </table:table-cell>
          <table:table-cell office:value-type="float" office:value="5098">
            <text:p>5098</text:p>
          </table:table-cell>
          <table:table-cell office:value-type="float" office:value="91">
            <text:p>91</text:p>
          </table:table-cell>
          <table:table-cell office:value-type="float" office:value="267.625">
            <text:p>267.625</text:p>
          </table:table-cell>
          <table:table-cell office:value-type="float" office:value="272.875">
            <text:p>272.875</text:p>
          </table:table-cell>
          <table:table-cell office:value-type="float" office:value="0.054951690821256">
            <text:p>0.0549516908</text:p>
          </table:table-cell>
          <table:table-cell office:value-type="float" office:value="0.0992674332344214">
            <text:p>0.0992674332</text:p>
          </table:table-cell>
          <table:table-cell office:value-type="float" office:value="0.0535258925068654">
            <text:p>0.0535258925</text:p>
          </table:table-cell>
          <table:table-cell office:value-type="float" office:value="1.19824950698966">
            <text:p>1.198249507</text:p>
          </table:table-cell>
          <table:table-cell office:value-type="float" office:value="1.36674990199034">
            <text:p>1.366749902</text:p>
          </table:table-cell>
          <table:table-cell office:value-type="float" office:value="1.1929560652646">
            <text:p>1.1929560653</text:p>
          </table:table-cell>
          <table:table-cell office:value-type="float" office:value="12.9572390325064">
            <text:p>12.9572390325</text:p>
          </table:table-cell>
          <table:table-cell office:value-type="float" office:value="7.32373174490964">
            <text:p>7.3237317449</text:p>
          </table:table-cell>
          <table:table-cell office:value-type="float" office:value="13.2933166026819">
            <text:p>13.293316602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1675">
            <text:p>1675</text:p>
          </table:table-cell>
          <table:table-cell office:value-type="float" office:value="2816">
            <text:p>2816</text:p>
          </table:table-cell>
          <table:table-cell office:value-type="float" office:value="5170">
            <text:p>5170</text:p>
          </table:table-cell>
          <table:table-cell office:value-type="float" office:value="70.5">
            <text:p>70.5</text:p>
          </table:table-cell>
          <table:table-cell office:value-type="float" office:value="180.75">
            <text:p>180.75</text:p>
          </table:table-cell>
          <table:table-cell office:value-type="float" office:value="302.375">
            <text:p>302.375</text:p>
          </table:table-cell>
          <table:table-cell office:value-type="float" office:value="0.042089552238806">
            <text:p>0.0420895522</text:p>
          </table:table-cell>
          <table:table-cell office:value-type="float" office:value="0.0641867897727273">
            <text:p>0.0641867898</text:p>
          </table:table-cell>
          <table:table-cell office:value-type="float" office:value="0.0584864603481625">
            <text:p>0.0584864603</text:p>
          </table:table-cell>
          <table:table-cell office:value-type="float" office:value="1.15078563243484">
            <text:p>1.1507856324</text:p>
          </table:table-cell>
          <table:table-cell office:value-type="float" office:value="1.23272885440795">
            <text:p>1.2327288544</text:p>
          </table:table-cell>
          <table:table-cell office:value-type="float" office:value="1.21140711666492">
            <text:p>1.2114071167</text:p>
          </table:table-cell>
          <table:table-cell office:value-type="float" office:value="16.8125827019885">
            <text:p>16.812582702</text:p>
          </table:table-cell>
          <table:table-cell office:value-type="float" office:value="11.1418874896255">
            <text:p>11.1418874896</text:p>
          </table:table-cell>
          <table:table-cell office:value-type="float" office:value="12.1947032863027">
            <text:p>12.194703286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942">
            <text:p>2942</text:p>
          </table:table-cell>
          <table:table-cell office:value-type="float" office:value="5433">
            <text:p>5433</text:p>
          </table:table-cell>
          <table:table-cell office:value-type="float" office:value="102.625">
            <text:p>102.625</text:p>
          </table:table-cell>
          <table:table-cell office:value-type="float" office:value="279">
            <text:p>279</text:p>
          </table:table-cell>
          <table:table-cell office:value-type="float" office:value="359.625">
            <text:p>359.625</text:p>
          </table:table-cell>
          <table:table-cell office:value-type="float" office:value="0.0536741631799163">
            <text:p>0.0536741632</text:p>
          </table:table-cell>
          <table:table-cell office:value-type="float" office:value="0.0948334466349422">
            <text:p>0.0948334466</text:p>
          </table:table-cell>
          <table:table-cell office:value-type="float" office:value="0.0661927112092766">
            <text:p>0.0661927112</text:p>
          </table:table-cell>
          <table:table-cell office:value-type="float" office:value="1.19350616608411">
            <text:p>1.1935061661</text:p>
          </table:table-cell>
          <table:table-cell office:value-type="float" office:value="1.3495440931196">
            <text:p>1.3495440931</text:p>
          </table:table-cell>
          <table:table-cell office:value-type="float" office:value="1.24026218026625">
            <text:p>1.2402621803</text:p>
          </table:table-cell>
          <table:table-cell office:value-type="float" office:value="13.2575357915304">
            <text:p>13.2575357915</text:p>
          </table:table-cell>
          <table:table-cell office:value-type="float" office:value="7.65044129214959">
            <text:p>7.6504412921</text:p>
          </table:table-cell>
          <table:table-cell office:value-type="float" office:value="10.814525797019">
            <text:p>10.814525797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100">
            <text:p>3100</text:p>
          </table:table-cell>
          <table:table-cell office:value-type="float" office:value="5274">
            <text:p>5274</text:p>
          </table:table-cell>
          <table:table-cell office:value-type="float" office:value="111.5">
            <text:p>111.5</text:p>
          </table:table-cell>
          <table:table-cell office:value-type="float" office:value="182.25">
            <text:p>182.25</text:p>
          </table:table-cell>
          <table:table-cell office:value-type="float" office:value="452.125">
            <text:p>452.125</text:p>
          </table:table-cell>
          <table:table-cell office:value-type="float" office:value="0.0572381930184805">
            <text:p>0.057238193</text:p>
          </table:table-cell>
          <table:table-cell office:value-type="float" office:value="0.0587903225806452">
            <text:p>0.0587903226</text:p>
          </table:table-cell>
          <table:table-cell office:value-type="float" office:value="0.0857271520667425">
            <text:p>0.0857271521</text:p>
          </table:table-cell>
          <table:table-cell office:value-type="float" office:value="1.20675504861512">
            <text:p>1.2067550486</text:p>
          </table:table-cell>
          <table:table-cell office:value-type="float" office:value="1.21254048100937">
            <text:p>1.212540481</text:p>
          </table:table-cell>
          <table:table-cell office:value-type="float" office:value="1.31444935565249">
            <text:p>1.3144493557</text:p>
          </table:table-cell>
          <table:table-cell office:value-type="float" office:value="12.4532305251002">
            <text:p>12.4532305251</text:p>
          </table:table-cell>
          <table:table-cell office:value-type="float" office:value="12.1334317856292">
            <text:p>12.1334317856</text:p>
          </table:table-cell>
          <table:table-cell office:value-type="float" office:value="8.4273265947981">
            <text:p>8.4273265948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207">
            <text:p>3207</text:p>
          </table:table-cell>
          <table:table-cell office:value-type="float" office:value="6334">
            <text:p>6334</text:p>
          </table:table-cell>
          <table:table-cell office:value-type="float" office:value="103.25">
            <text:p>103.25</text:p>
          </table:table-cell>
          <table:table-cell office:value-type="float" office:value="232.5">
            <text:p>232.5</text:p>
          </table:table-cell>
          <table:table-cell office:value-type="float" office:value="351.875">
            <text:p>351.875</text:p>
          </table:table-cell>
          <table:table-cell office:value-type="float" office:value="0.0586314593980693">
            <text:p>0.0586314594</text:p>
          </table:table-cell>
          <table:table-cell office:value-type="float" office:value="0.0724976613657624">
            <text:p>0.0724976614</text:p>
          </table:table-cell>
          <table:table-cell office:value-type="float" office:value="0.0555533628039154">
            <text:p>0.0555533628</text:p>
          </table:table-cell>
          <table:table-cell office:value-type="float" office:value="1.21194789803429">
            <text:p>1.211947898</text:p>
          </table:table-cell>
          <table:table-cell office:value-type="float" office:value="1.26404340015104">
            <text:p>1.2640434002</text:p>
          </table:table-cell>
          <table:table-cell office:value-type="float" office:value="1.2004856750066">
            <text:p>1.200485675</text:p>
          </table:table-cell>
          <table:table-cell office:value-type="float" office:value="12.1653861342348">
            <text:p>12.1653861342</text:p>
          </table:table-cell>
          <table:table-cell office:value-type="float" office:value="9.90349030276464">
            <text:p>9.9034903028</text:p>
          </table:table-cell>
          <table:table-cell office:value-type="float" office:value="12.8205925342292">
            <text:p>12.8205925342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472">
            <text:p>3472</text:p>
          </table:table-cell>
          <table:table-cell office:value-type="float" office:value="6519">
            <text:p>6519</text:p>
          </table:table-cell>
          <table:table-cell office:value-type="float" office:value="119.25">
            <text:p>119.25</text:p>
          </table:table-cell>
          <table:table-cell office:value-type="float" office:value="247.625">
            <text:p>247.625</text:p>
          </table:table-cell>
          <table:table-cell office:value-type="float" office:value="297.625">
            <text:p>297.625</text:p>
          </table:table-cell>
          <table:table-cell office:value-type="float" office:value="0.0646691973969631">
            <text:p>0.0646691974</text:p>
          </table:table-cell>
          <table:table-cell office:value-type="float" office:value="0.071320564516129">
            <text:p>0.0713205645</text:p>
          </table:table-cell>
          <table:table-cell office:value-type="float" office:value="0.0456550084368768">
            <text:p>0.0456550084</text:p>
          </table:table-cell>
          <table:table-cell office:value-type="float" office:value="1.23453911686963">
            <text:p>1.2345391169</text:p>
          </table:table-cell>
          <table:table-cell office:value-type="float" office:value="1.25959175673533">
            <text:p>1.2595917567</text:p>
          </table:table-cell>
          <table:table-cell office:value-type="float" office:value="1.163877913928">
            <text:p>1.1638779139</text:p>
          </table:table-cell>
          <table:table-cell office:value-type="float" office:value="11.0613055752648">
            <text:p>11.0613055753</text:p>
          </table:table-cell>
          <table:table-cell office:value-type="float" office:value="10.0613507713733">
            <text:p>10.0613507714</text:p>
          </table:table-cell>
          <table:table-cell office:value-type="float" office:value="15.5262762605618">
            <text:p>15.526276260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36">
            <text:p>3836</text:p>
          </table:table-cell>
          <table:table-cell office:value-type="float" office:value="7183">
            <text:p>7183</text:p>
          </table:table-cell>
          <table:table-cell office:value-type="float" office:value="109.875">
            <text:p>109.875</text:p>
          </table:table-cell>
          <table:table-cell office:value-type="float" office:value="147.875">
            <text:p>147.875</text:p>
          </table:table-cell>
          <table:table-cell office:value-type="float" office:value="231.5">
            <text:p>231.5</text:p>
          </table:table-cell>
          <table:table-cell office:value-type="float" office:value="0.0513434579439252">
            <text:p>0.0513434579</text:p>
          </table:table-cell>
          <table:table-cell office:value-type="float" office:value="0.0385492700729927">
            <text:p>0.0385492701</text:p>
          </table:table-cell>
          <table:table-cell office:value-type="float" office:value="0.0322288737296394">
            <text:p>0.0322288737</text:p>
          </table:table-cell>
          <table:table-cell office:value-type="float" office:value="1.18486895812407">
            <text:p>1.1848689581</text:p>
          </table:table-cell>
          <table:table-cell office:value-type="float" office:value="1.13783509585287">
            <text:p>1.1378350959</text:p>
          </table:table-cell>
          <table:table-cell office:value-type="float" office:value="1.11483691064542">
            <text:p>1.1148369106</text:p>
          </table:table-cell>
          <table:table-cell office:value-type="float" office:value="13.8438860944139">
            <text:p>13.8438860944</text:p>
          </table:table-cell>
          <table:table-cell office:value-type="float" office:value="18.325200864356">
            <text:p>18.3252008644</text:p>
          </table:table-cell>
          <table:table-cell office:value-type="float" office:value="21.8517659909633">
            <text:p>21.85176599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315">
            <text:p>2315</text:p>
          </table:table-cell>
          <table:table-cell office:value-type="float" office:value="4183">
            <text:p>4183</text:p>
          </table:table-cell>
          <table:table-cell office:value-type="float" office:value="8535">
            <text:p>8535</text:p>
          </table:table-cell>
          <table:table-cell office:value-type="float" office:value="147.875">
            <text:p>147.875</text:p>
          </table:table-cell>
          <table:table-cell office:value-type="float" office:value="198.125">
            <text:p>198.125</text:p>
          </table:table-cell>
          <table:table-cell office:value-type="float" office:value="335.125">
            <text:p>335.125</text:p>
          </table:table-cell>
          <table:table-cell office:value-type="float" office:value="0.0638768898488121">
            <text:p>0.0638768898</text:p>
          </table:table-cell>
          <table:table-cell office:value-type="float" office:value="0.0473643318192685">
            <text:p>0.0473643318</text:p>
          </table:table-cell>
          <table:table-cell office:value-type="float" office:value="0.0392647920328061">
            <text:p>0.039264792</text:p>
          </table:table-cell>
          <table:table-cell office:value-type="float" office:value="1.23156641830209">
            <text:p>1.2315664183</text:p>
          </table:table-cell>
          <table:table-cell office:value-type="float" office:value="1.17017218602766">
            <text:p>1.170172186</text:p>
          </table:table-cell>
          <table:table-cell office:value-type="float" office:value="1.14044855094585">
            <text:p>1.1404485509</text:p>
          </table:table-cell>
          <table:table-cell office:value-type="float" office:value="11.1942954091886">
            <text:p>11.1942954092</text:p>
          </table:table-cell>
          <table:table-cell office:value-type="float" office:value="14.9782711350027">
            <text:p>14.978271135</text:p>
          </table:table-cell>
          <table:table-cell office:value-type="float" office:value="17.9974969047442">
            <text:p>17.997496904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45">
            <text:p>2545</text:p>
          </table:table-cell>
          <table:table-cell office:value-type="float" office:value="4450">
            <text:p>4450</text:p>
          </table:table-cell>
          <table:table-cell office:value-type="float" office:value="9572">
            <text:p>9572</text:p>
          </table:table-cell>
          <table:table-cell office:value-type="float" office:value="175.375">
            <text:p>175.375</text:p>
          </table:table-cell>
          <table:table-cell office:value-type="float" office:value="191.25">
            <text:p>191.25</text:p>
          </table:table-cell>
          <table:table-cell office:value-type="float" office:value="441.5">
            <text:p>441.5</text:p>
          </table:table-cell>
          <table:table-cell office:value-type="float" office:value="0.068909626719057">
            <text:p>0.0689096267</text:p>
          </table:table-cell>
          <table:table-cell office:value-type="float" office:value="0.0429775280898876">
            <text:p>0.0429775281</text:p>
          </table:table-cell>
          <table:table-cell office:value-type="float" office:value="0.0461241119933138">
            <text:p>0.046124112</text:p>
          </table:table-cell>
          <table:table-cell office:value-type="float" office:value="1.25049082535964">
            <text:p>1.2504908254</text:p>
          </table:table-cell>
          <table:table-cell office:value-type="float" office:value="1.15404160143921">
            <text:p>1.1540416014</text:p>
          </table:table-cell>
          <table:table-cell office:value-type="float" office:value="1.16560416204265">
            <text:p>1.165604162</text:p>
          </table:table-cell>
          <table:table-cell office:value-type="float" office:value="10.4015105351283">
            <text:p>10.4015105351</text:p>
          </table:table-cell>
          <table:table-cell office:value-type="float" office:value="16.4722735230219">
            <text:p>16.472273523</text:p>
          </table:table-cell>
          <table:table-cell office:value-type="float" office:value="15.3718395313434">
            <text:p>15.3718395313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">
            <text:p>61</text:p>
          </table:table-cell>
          <table:table-cell office:value-type="float" office:value="81">
            <text:p>81</text:p>
          </table:table-cell>
          <table:table-cell office:value-type="float" office:value="2562">
            <text:p>2562</text:p>
          </table:table-cell>
          <table:table-cell office:value-type="float" office:value="4441">
            <text:p>4441</text:p>
          </table:table-cell>
          <table:table-cell office:value-type="float" office:value="7912">
            <text:p>7912</text:p>
          </table:table-cell>
          <table:table-cell office:value-type="float" office:value="209.75">
            <text:p>209.75</text:p>
          </table:table-cell>
          <table:table-cell office:value-type="float" office:value="272.625">
            <text:p>272.625</text:p>
          </table:table-cell>
          <table:table-cell office:value-type="float" office:value="402">
            <text:p>402</text:p>
          </table:table-cell>
          <table:table-cell office:value-type="float" office:value="0.0818696330991413">
            <text:p>0.0818696331</text:p>
          </table:table-cell>
          <table:table-cell office:value-type="float" office:value="0.0613882008556631">
            <text:p>0.0613882009</text:p>
          </table:table-cell>
          <table:table-cell office:value-type="float" office:value="0.0508088978766431">
            <text:p>0.0508088979</text:p>
          </table:table-cell>
          <table:table-cell office:value-type="float" office:value="1.29968088402162">
            <text:p>1.299680884</text:p>
          </table:table-cell>
          <table:table-cell office:value-type="float" office:value="1.22224498495524">
            <text:p>1.222244985</text:p>
          </table:table-cell>
          <table:table-cell office:value-type="float" office:value="1.18289096901099">
            <text:p>1.182890969</text:p>
          </table:table-cell>
          <table:table-cell office:value-type="float" office:value="8.8085034464613">
            <text:p>8.8085034465</text:p>
          </table:table-cell>
          <table:table-cell office:value-type="float" office:value="11.6343442960255">
            <text:p>11.634344296</text:p>
          </table:table-cell>
          <table:table-cell office:value-type="float" office:value="13.9859510266883">
            <text:p>13.9859510267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6">
            <text:p>76</text:p>
          </table:table-cell>
          <table:table-cell office:value-type="float" office:value="2660">
            <text:p>2660</text:p>
          </table:table-cell>
          <table:table-cell office:value-type="float" office:value="4808">
            <text:p>4808</text:p>
          </table:table-cell>
          <table:table-cell office:value-type="float" office:value="8000">
            <text:p>8000</text:p>
          </table:table-cell>
          <table:table-cell office:value-type="float" office:value="223.25">
            <text:p>223.25</text:p>
          </table:table-cell>
          <table:table-cell office:value-type="float" office:value="474.5">
            <text:p>474.5</text:p>
          </table:table-cell>
          <table:table-cell office:value-type="float" office:value="270.5">
            <text:p>270.5</text:p>
          </table:table-cell>
          <table:table-cell office:value-type="float" office:value="0.0839285714285714">
            <text:p>0.0839285714</text:p>
          </table:table-cell>
          <table:table-cell office:value-type="float" office:value="0.0986896838602329">
            <text:p>0.0986896839</text:p>
          </table:table-cell>
          <table:table-cell office:value-type="float" office:value="0.0338125">
            <text:p>0.0338125</text:p>
          </table:table-cell>
          <table:table-cell office:value-type="float" office:value="1.30755625">
            <text:p>1.30755625</text:p>
          </table:table-cell>
          <table:table-cell office:value-type="float" office:value="1.36450361476366">
            <text:p>1.3645036148</text:p>
          </table:table-cell>
          <table:table-cell office:value-type="float" office:value="1.12058458890625">
            <text:p>1.1205845889</text:p>
          </table:table-cell>
          <table:table-cell office:value-type="float" office:value="8.60069383455245">
            <text:p>8.6006938346</text:p>
          </table:table-cell>
          <table:table-cell office:value-type="float" office:value="7.36463979246018">
            <text:p>7.3646397925</text:p>
          </table:table-cell>
          <table:table-cell office:value-type="float" office:value="20.8443846050969">
            <text:p>20.8443846051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  <table:table-cell office:value-type="float" office:value="2962">
            <text:p>2962</text:p>
          </table:table-cell>
          <table:table-cell office:value-type="float" office:value="5360">
            <text:p>5360</text:p>
          </table:table-cell>
          <table:table-cell office:value-type="float" office:value="10809">
            <text:p>10809</text:p>
          </table:table-cell>
          <table:table-cell office:value-type="float" office:value="345.75">
            <text:p>345.75</text:p>
          </table:table-cell>
          <table:table-cell office:value-type="float" office:value="393.75">
            <text:p>393.75</text:p>
          </table:table-cell>
          <table:table-cell office:value-type="float" office:value="305.375">
            <text:p>305.375</text:p>
          </table:table-cell>
          <table:table-cell office:value-type="float" office:value="0.116728561782579">
            <text:p>0.1167285618</text:p>
          </table:table-cell>
          <table:table-cell office:value-type="float" office:value="0.0734608208955224">
            <text:p>0.0734608209</text:p>
          </table:table-cell>
          <table:table-cell office:value-type="float" office:value="0.0282519196965492">
            <text:p>0.0282519197</text:p>
          </table:table-cell>
          <table:table-cell office:value-type="float" office:value="1.43525605822525">
            <text:p>1.4352560582</text:p>
          </table:table-cell>
          <table:table-cell office:value-type="float" office:value="1.26768999785935">
            <text:p>1.2676899979</text:p>
          </table:table-cell>
          <table:table-cell office:value-type="float" office:value="1.10044613403234">
            <text:p>1.100446134</text:p>
          </table:table-cell>
          <table:table-cell office:value-type="float" office:value="6.27830893420819">
            <text:p>6.2783089342</text:p>
          </table:table-cell>
          <table:table-cell office:value-type="float" office:value="9.77808281548159">
            <text:p>9.7780828155</text:p>
          </table:table-cell>
          <table:table-cell office:value-type="float" office:value="24.8794805106978">
            <text:p>24.8794805107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office:value-type="float" office:value="3102">
            <text:p>3102</text:p>
          </table:table-cell>
          <table:table-cell office:value-type="float" office:value="5592">
            <text:p>5592</text:p>
          </table:table-cell>
          <table:table-cell office:value-type="float" office:value="10262">
            <text:p>10262</text:p>
          </table:table-cell>
          <table:table-cell office:value-type="float" office:value="226">
            <text:p>226</text:p>
          </table:table-cell>
          <table:table-cell office:value-type="float" office:value="134">
            <text:p>134</text:p>
          </table:table-cell>
          <table:table-cell office:value-type="float" office:value="506.75">
            <text:p>506.75</text:p>
          </table:table-cell>
          <table:table-cell office:value-type="float" office:value="0.072856221792392">
            <text:p>0.0728562218</text:p>
          </table:table-cell>
          <table:table-cell office:value-type="float" office:value="0.0239628040057225">
            <text:p>0.023962804</text:p>
          </table:table-cell>
          <table:table-cell office:value-type="float" office:value="0.0493812122393296">
            <text:p>0.0493812122</text:p>
          </table:table-cell>
          <table:table-cell office:value-type="float" office:value="1.26540051321894">
            <text:p>1.2654005132</text:p>
          </table:table-cell>
          <table:table-cell office:value-type="float" office:value="1.08499527733263">
            <text:p>1.0849952773</text:p>
          </table:table-cell>
          <table:table-cell office:value-type="float" office:value="1.17761371091722">
            <text:p>1.1776137109</text:p>
          </table:table-cell>
          <table:table-cell office:value-type="float" office:value="9.85641693169073">
            <text:p>9.8564169317</text:p>
          </table:table-cell>
          <table:table-cell office:value-type="float" office:value="29.2711687189679">
            <text:p>29.271168719</text:p>
          </table:table-cell>
          <table:table-cell office:value-type="float" office:value="14.3804473710767">
            <text:p>14.380447371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228">
            <text:p>3228</text:p>
          </table:table-cell>
          <table:table-cell office:value-type="float" office:value="5612">
            <text:p>5612</text:p>
          </table:table-cell>
          <table:table-cell office:value-type="float" office:value="9318">
            <text:p>9318</text:p>
          </table:table-cell>
          <table:table-cell office:value-type="float" office:value="216.5">
            <text:p>216.5</text:p>
          </table:table-cell>
          <table:table-cell office:value-type="float" office:value="300.375">
            <text:p>300.375</text:p>
          </table:table-cell>
          <table:table-cell office:value-type="float" office:value="352.375">
            <text:p>352.375</text:p>
          </table:table-cell>
          <table:table-cell office:value-type="float" office:value="0.0670693928128872">
            <text:p>0.0670693928</text:p>
          </table:table-cell>
          <table:table-cell office:value-type="float" office:value="0.0535236992159658">
            <text:p>0.0535236992</text:p>
          </table:table-cell>
          <table:table-cell office:value-type="float" office:value="0.0378165915432496">
            <text:p>0.0378165915</text:p>
          </table:table-cell>
          <table:table-cell office:value-type="float" office:value="1.24355954961159">
            <text:p>1.2435595496</text:p>
          </table:table-cell>
          <table:table-cell office:value-type="float" office:value="1.19294792855629">
            <text:p>1.1929479286</text:p>
          </table:table-cell>
          <table:table-cell office:value-type="float" office:value="1.13516105580943">
            <text:p>1.1351610558</text:p>
          </table:table-cell>
          <table:table-cell office:value-type="float" office:value="10.6776005961836">
            <text:p>10.6776005962</text:p>
          </table:table-cell>
          <table:table-cell office:value-type="float" office:value="13.2938473771829">
            <text:p>13.2938473772</text:p>
          </table:table-cell>
          <table:table-cell office:value-type="float" office:value="18.6736113340593">
            <text:p>18.673611334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0">
            <text:p>70</text:p>
          </table:table-cell>
          <table:table-cell office:value-type="float" office:value="3640">
            <text:p>3640</text:p>
          </table:table-cell>
          <table:table-cell office:value-type="float" office:value="6070">
            <text:p>6070</text:p>
          </table:table-cell>
          <table:table-cell office:value-type="float" office:value="10832">
            <text:p>10832</text:p>
          </table:table-cell>
          <table:table-cell office:value-type="float" office:value="184.625">
            <text:p>184.625</text:p>
          </table:table-cell>
          <table:table-cell office:value-type="float" office:value="460.875">
            <text:p>460.875</text:p>
          </table:table-cell>
          <table:table-cell office:value-type="float" office:value="632.125">
            <text:p>632.125</text:p>
          </table:table-cell>
          <table:table-cell office:value-type="float" office:value="0.0507211538461538">
            <text:p>0.0507211538</text:p>
          </table:table-cell>
          <table:table-cell office:value-type="float" office:value="0.0759266886326194">
            <text:p>0.0759266886</text:p>
          </table:table-cell>
          <table:table-cell office:value-type="float" office:value="0.058357182422452">
            <text:p>0.0583571824</text:p>
          </table:table-cell>
          <table:table-cell office:value-type="float" office:value="1.18256640393861">
            <text:p>1.1825664039</text:p>
          </table:table-cell>
          <table:table-cell office:value-type="float" office:value="1.27704253982573">
            <text:p>1.2770425398</text:p>
          </table:table-cell>
          <table:table-cell office:value-type="float" office:value="1.21092503752955">
            <text:p>1.2109250375</text:p>
          </table:table-cell>
          <table:table-cell office:value-type="float" office:value="14.0095559657427">
            <text:p>14.0095559657</text:p>
          </table:table-cell>
          <table:table-cell office:value-type="float" office:value="9.47151063332008">
            <text:p>9.4715106333</text:p>
          </table:table-cell>
          <table:table-cell office:value-type="float" office:value="12.220964624603">
            <text:p>12.220964624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office:value-type="float" office:value="65">
            <text:p>65</text:p>
          </table:table-cell>
          <table:table-cell table:number-columns-repeated="2" office:value-type="float" office:value="47">
            <text:p>47</text:p>
          </table:table-cell>
          <table:table-cell office:value-type="float" office:value="4304">
            <text:p>4304</text:p>
          </table:table-cell>
          <table:table-cell office:value-type="float" office:value="7185">
            <text:p>7185</text:p>
          </table:table-cell>
          <table:table-cell office:value-type="float" office:value="13465">
            <text:p>13465</text:p>
          </table:table-cell>
          <table:table-cell office:value-type="float" office:value="208.875">
            <text:p>208.875</text:p>
          </table:table-cell>
          <table:table-cell office:value-type="float" office:value="260.5">
            <text:p>260.5</text:p>
          </table:table-cell>
          <table:table-cell office:value-type="float" office:value="624.75">
            <text:p>624.75</text:p>
          </table:table-cell>
          <table:table-cell office:value-type="float" office:value="0.048530436802974">
            <text:p>0.0485304368</text:p>
          </table:table-cell>
          <table:table-cell office:value-type="float" office:value="0.0362560890744607">
            <text:p>0.0362560891</text:p>
          </table:table-cell>
          <table:table-cell office:value-type="float" office:value="0.046398069067954">
            <text:p>0.0463980691</text:p>
          </table:table-cell>
          <table:table-cell office:value-type="float" office:value="1.17447272727113">
            <text:p>1.1744727273</text:p>
          </table:table-cell>
          <table:table-cell office:value-type="float" office:value="1.12947273959076">
            <text:p>1.1294727396</text:p>
          </table:table-cell>
          <table:table-cell office:value-type="float" office:value="1.16661269213178">
            <text:p>1.1666126921</text:p>
          </table:table-cell>
          <table:table-cell office:value-type="float" office:value="14.6265674937869">
            <text:p>14.6265674938</text:p>
          </table:table-cell>
          <table:table-cell office:value-type="float" office:value="19.4626066525901">
            <text:p>19.4626066526</text:p>
          </table:table-cell>
          <table:table-cell office:value-type="float" office:value="15.2830924520018">
            <text:p>15.28309245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4066">
            <text:p>4066</text:p>
          </table:table-cell>
          <table:table-cell office:value-type="float" office:value="6238">
            <text:p>6238</text:p>
          </table:table-cell>
          <table:table-cell office:value-type="float" office:value="11383">
            <text:p>11383</text:p>
          </table:table-cell>
          <table:table-cell office:value-type="float" office:value="211.5">
            <text:p>211.5</text:p>
          </table:table-cell>
          <table:table-cell office:value-type="float" office:value="268.75">
            <text:p>268.75</text:p>
          </table:table-cell>
          <table:table-cell office:value-type="float" office:value="541.875">
            <text:p>541.875</text:p>
          </table:table-cell>
          <table:table-cell office:value-type="float" office:value="0.0520167240531235">
            <text:p>0.0520167241</text:p>
          </table:table-cell>
          <table:table-cell office:value-type="float" office:value="0.0430827188201347">
            <text:p>0.0430827188</text:p>
          </table:table-cell>
          <table:table-cell office:value-type="float" office:value="0.0476038829833963">
            <text:p>0.047603883</text:p>
          </table:table-cell>
          <table:table-cell office:value-type="float" office:value="1.18736178376512">
            <text:p>1.1873617838</text:p>
          </table:table-cell>
          <table:table-cell office:value-type="float" office:value="1.1544275123659">
            <text:p>1.1544275124</text:p>
          </table:table-cell>
          <table:table-cell office:value-type="float" office:value="1.17105520460508">
            <text:p>1.1710552046</text:p>
          </table:table-cell>
          <table:table-cell office:value-type="float" office:value="13.6691124316825">
            <text:p>13.6691124317</text:p>
          </table:table-cell>
          <table:table-cell office:value-type="float" office:value="16.4328892682673">
            <text:p>16.4328892683</text:p>
          </table:table-cell>
          <table:table-cell office:value-type="float" office:value="14.9046151842823">
            <text:p>14.904615184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4036">
            <text:p>4036</text:p>
          </table:table-cell>
          <table:table-cell office:value-type="float" office:value="6870">
            <text:p>6870</text:p>
          </table:table-cell>
          <table:table-cell office:value-type="float" office:value="12135">
            <text:p>12135</text:p>
          </table:table-cell>
          <table:table-cell office:value-type="float" office:value="201.625">
            <text:p>201.625</text:p>
          </table:table-cell>
          <table:table-cell office:value-type="float" office:value="486.875">
            <text:p>486.875</text:p>
          </table:table-cell>
          <table:table-cell office:value-type="float" office:value="893.125">
            <text:p>893.125</text:p>
          </table:table-cell>
          <table:table-cell office:value-type="float" office:value="0.0499566402378593">
            <text:p>0.0499566402</text:p>
          </table:table-cell>
          <table:table-cell office:value-type="float" office:value="0.0708697234352256">
            <text:p>0.0708697234</text:p>
          </table:table-cell>
          <table:table-cell office:value-type="float" office:value="0.0735990935311084">
            <text:p>0.0735990935</text:p>
          </table:table-cell>
          <table:table-cell office:value-type="float" office:value="1.17973974600406">
            <text:p>1.179739746</text:p>
          </table:table-cell>
          <table:table-cell office:value-type="float" office:value="1.25788816671487">
            <text:p>1.2578881667</text:p>
          </table:table-cell>
          <table:table-cell office:value-type="float" office:value="1.26821380743334">
            <text:p>1.2682138074</text:p>
          </table:table-cell>
          <table:table-cell office:value-type="float" office:value="14.2187337810652">
            <text:p>14.2187337811</text:p>
          </table:table-cell>
          <table:table-cell office:value-type="float" office:value="10.1232014038288">
            <text:p>10.1232014038</text:p>
          </table:table-cell>
          <table:table-cell office:value-type="float" office:value="9.76034845034012">
            <text:p>9.760348450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450">
            <text:p>4450</text:p>
          </table:table-cell>
          <table:table-cell office:value-type="float" office:value="7620">
            <text:p>7620</text:p>
          </table:table-cell>
          <table:table-cell office:value-type="float" office:value="16818">
            <text:p>16818</text:p>
          </table:table-cell>
          <table:table-cell office:value-type="float" office:value="205.25">
            <text:p>205.25</text:p>
          </table:table-cell>
          <table:table-cell office:value-type="float" office:value="510.125">
            <text:p>510.125</text:p>
          </table:table-cell>
          <table:table-cell office:value-type="float" office:value="935.625">
            <text:p>935.625</text:p>
          </table:table-cell>
          <table:table-cell office:value-type="float" office:value="0.046123595505618">
            <text:p>0.0461235955</text:p>
          </table:table-cell>
          <table:table-cell office:value-type="float" office:value="0.0669455380577428">
            <text:p>0.0669455381</text:p>
          </table:table-cell>
          <table:table-cell office:value-type="float" office:value="0.0556323581876561">
            <text:p>0.0556323582</text:p>
          </table:table-cell>
          <table:table-cell office:value-type="float" office:value="1.1656022609519">
            <text:p>1.165602261</text:p>
          </table:table-cell>
          <table:table-cell office:value-type="float" office:value="1.24309352513115">
            <text:p>1.2430935251</text:p>
          </table:table-cell>
          <table:table-cell office:value-type="float" office:value="1.20077937384073">
            <text:p>1.2007793738</text:p>
          </table:table-cell>
          <table:table-cell office:value-type="float" office:value="15.3720078405424">
            <text:p>15.3720078405</text:p>
          </table:table-cell>
          <table:table-cell office:value-type="float" office:value="10.6967274866105">
            <text:p>10.6967274866</text:p>
          </table:table-cell>
          <table:table-cell office:value-type="float" office:value="12.8028712462282">
            <text:p>12.802871246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133">
            <text:p>133</text:p>
          </table:table-cell>
          <table:table-cell table:number-columns-repeated="2" office:value-type="float" office:value="72">
            <text:p>72</text:p>
          </table:table-cell>
          <table:table-cell office:value-type="float" office:value="4790">
            <text:p>4790</text:p>
          </table:table-cell>
          <table:table-cell office:value-type="float" office:value="8153">
            <text:p>8153</text:p>
          </table:table-cell>
          <table:table-cell office:value-type="float" office:value="14922">
            <text:p>14922</text:p>
          </table:table-cell>
          <table:table-cell office:value-type="float" office:value="159.75">
            <text:p>159.75</text:p>
          </table:table-cell>
          <table:table-cell office:value-type="float" office:value="97.625">
            <text:p>97.625</text:p>
          </table:table-cell>
          <table:table-cell office:value-type="float" office:value="575.25">
            <text:p>575.25</text:p>
          </table:table-cell>
          <table:table-cell office:value-type="float" office:value="0.0333507306889353">
            <text:p>0.0333507307</text:p>
          </table:table-cell>
          <table:table-cell office:value-type="float" office:value="0.0119741199558445">
            <text:p>0.01197412</text:p>
          </table:table-cell>
          <table:table-cell office:value-type="float" office:value="0.0385504624045034">
            <text:p>0.0385504624</text:p>
          </table:table-cell>
          <table:table-cell office:value-type="float" office:value="1.11890760903675">
            <text:p>1.118907609</text:p>
          </table:table-cell>
          <table:table-cell office:value-type="float" office:value="1.04219044376094">
            <text:p>1.0421904438</text:p>
          </table:table-cell>
          <table:table-cell office:value-type="float" office:value="1.1378394491929">
            <text:p>1.1378394492</text:p>
          </table:table-cell>
          <table:table-cell office:value-type="float" office:value="21.1282466804292">
            <text:p>21.1282466804</text:p>
          </table:table-cell>
          <table:table-cell office:value-type="float" office:value="0">
            <text:p>0</text:p>
          </table:table-cell>
          <table:table-cell office:value-type="float" office:value="18.3246446675225">
            <text:p>18.3246446675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89">
            <text:p>89</text:p>
          </table:table-cell>
          <table:table-cell office:value-type="float" office:value="4450">
            <text:p>4450</text:p>
          </table:table-cell>
          <table:table-cell office:value-type="float" office:value="7870">
            <text:p>7870</text:p>
          </table:table-cell>
          <table:table-cell office:value-type="float" office:value="15017">
            <text:p>15017</text:p>
          </table:table-cell>
          <table:table-cell office:value-type="float" office:value="162.625">
            <text:p>162.625</text:p>
          </table:table-cell>
          <table:table-cell office:value-type="float" office:value="344.375">
            <text:p>344.375</text:p>
          </table:table-cell>
          <table:table-cell office:value-type="float" office:value="909.25">
            <text:p>909.25</text:p>
          </table:table-cell>
          <table:table-cell office:value-type="float" office:value="0.0365449438202247">
            <text:p>0.0365449438</text:p>
          </table:table-cell>
          <table:table-cell office:value-type="float" office:value="0.0437579415501906">
            <text:p>0.0437579416</text:p>
          </table:table-cell>
          <table:table-cell office:value-type="float" office:value="0.0605480455483785">
            <text:p>0.0605480455</text:p>
          </table:table-cell>
          <table:table-cell office:value-type="float" office:value="1.13052494789168">
            <text:p>1.1305249479</text:p>
          </table:table-cell>
          <table:table-cell office:value-type="float" office:value="1.15690572002514">
            <text:p>1.15690572</text:p>
          </table:table-cell>
          <table:table-cell office:value-type="float" office:value="1.21910364842599">
            <text:p>1.2191036484</text:p>
          </table:table-cell>
          <table:table-cell office:value-type="float" office:value="19.3114793338084">
            <text:p>19.3114793338</text:p>
          </table:table-cell>
          <table:table-cell office:value-type="float" office:value="16.1845885897779">
            <text:p>16.1845885898</text:p>
          </table:table-cell>
          <table:table-cell office:value-type="float" office:value="11.791065136256">
            <text:p>11.791065136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4750">
            <text:p>4750</text:p>
          </table:table-cell>
          <table:table-cell office:value-type="float" office:value="8790">
            <text:p>8790</text:p>
          </table:table-cell>
          <table:table-cell office:value-type="float" office:value="16621">
            <text:p>16621</text:p>
          </table:table-cell>
          <table:table-cell office:value-type="float" office:value="228.5">
            <text:p>228.5</text:p>
          </table:table-cell>
          <table:table-cell office:value-type="float" office:value="830.875">
            <text:p>830.875</text:p>
          </table:table-cell>
          <table:table-cell office:value-type="float" office:value="692.25">
            <text:p>692.25</text:p>
          </table:table-cell>
          <table:table-cell office:value-type="float" office:value="0.0481052631578947">
            <text:p>0.0481052632</text:p>
          </table:table-cell>
          <table:table-cell office:value-type="float" office:value="0.0945250284414107">
            <text:p>0.0945250284</text:p>
          </table:table-cell>
          <table:table-cell office:value-type="float" office:value="0.0416491185849227">
            <text:p>0.0416491186</text:p>
          </table:table-cell>
          <table:table-cell office:value-type="float" office:value="1.17290408908587">
            <text:p>1.1729040891</text:p>
          </table:table-cell>
          <table:table-cell office:value-type="float" office:value="1.34835016230856">
            <text:p>1.3483501623</text:p>
          </table:table-cell>
          <table:table-cell office:value-type="float" office:value="1.14917182724188">
            <text:p>1.1491718272</text:p>
          </table:table-cell>
          <table:table-cell office:value-type="float" office:value="14.7528274349473">
            <text:p>14.7528274349</text:p>
          </table:table-cell>
          <table:table-cell office:value-type="float" office:value="7.67430584160924">
            <text:p>7.6743058416</text:p>
          </table:table-cell>
          <table:table-cell office:value-type="float" office:value="16.9867580635868">
            <text:p>16.986758063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table:number-columns-repeated="2" office:value-type="float" office:value="30">
            <text:p>30</text:p>
          </table:table-cell>
          <table:table-cell office:value-type="float" office:value="5476">
            <text:p>5476</text:p>
          </table:table-cell>
          <table:table-cell office:value-type="float" office:value="9944">
            <text:p>9944</text:p>
          </table:table-cell>
          <table:table-cell office:value-type="float" office:value="18849">
            <text:p>18849</text:p>
          </table:table-cell>
          <table:table-cell office:value-type="float" office:value="303.75">
            <text:p>303.75</text:p>
          </table:table-cell>
          <table:table-cell office:value-type="float" office:value="245">
            <text:p>245</text:p>
          </table:table-cell>
          <table:table-cell office:value-type="float" office:value="470">
            <text:p>470</text:p>
          </table:table-cell>
          <table:table-cell office:value-type="float" office:value="0.0554693206720234">
            <text:p>0.0554693207</text:p>
          </table:table-cell>
          <table:table-cell office:value-type="float" office:value="0.0246379726468222">
            <text:p>0.0246379726</text:p>
          </table:table-cell>
          <table:table-cell office:value-type="float" office:value="0.0249350098148443">
            <text:p>0.0249350098</text:p>
          </table:table-cell>
          <table:table-cell office:value-type="float" office:value="1.20017323960228">
            <text:p>1.2001732396</text:p>
          </table:table-cell>
          <table:table-cell office:value-type="float" office:value="1.08742268246832">
            <text:p>1.0874226825</text:p>
          </table:table-cell>
          <table:table-cell office:value-type="float" office:value="1.08849117359231">
            <text:p>1.0884911736</text:p>
          </table:table-cell>
          <table:table-cell office:value-type="float" office:value="12.8395013770287">
            <text:p>12.839501377</text:p>
          </table:table-cell>
          <table:table-cell office:value-type="float" office:value="28.4784557222513">
            <text:p>28.4784557223</text:p>
          </table:table-cell>
          <table:table-cell office:value-type="float" office:value="28.1433024688897">
            <text:p>28.143302468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5722">
            <text:p>5722</text:p>
          </table:table-cell>
          <table:table-cell office:value-type="float" office:value="10130">
            <text:p>10130</text:p>
          </table:table-cell>
          <table:table-cell office:value-type="float" office:value="18335">
            <text:p>18335</text:p>
          </table:table-cell>
          <table:table-cell office:value-type="float" office:value="293.75">
            <text:p>293.75</text:p>
          </table:table-cell>
          <table:table-cell office:value-type="float" office:value="585.25">
            <text:p>585.25</text:p>
          </table:table-cell>
          <table:table-cell office:value-type="float" office:value="279.375">
            <text:p>279.375</text:p>
          </table:table-cell>
          <table:table-cell office:value-type="float" office:value="0.0513369451240825">
            <text:p>0.0513369451</text:p>
          </table:table-cell>
          <table:table-cell office:value-type="float" office:value="0.0577739387956565">
            <text:p>0.0577739388</text:p>
          </table:table-cell>
          <table:table-cell office:value-type="float" office:value="0.0152372511589855">
            <text:p>0.0152372512</text:p>
          </table:table-cell>
          <table:table-cell office:value-type="float" office:value="1.18484485252625">
            <text:p>1.1848448525</text:p>
          </table:table-cell>
          <table:table-cell office:value-type="float" office:value="1.20875092867257">
            <text:p>1.2087509287</text:p>
          </table:table-cell>
          <table:table-cell office:value-type="float" office:value="1.0537854397493">
            <text:p>1.0537854397</text:p>
          </table:table-cell>
          <table:table-cell office:value-type="float" office:value="13.8455991446678">
            <text:p>13.8455991447</text:p>
          </table:table-cell>
          <table:table-cell office:value-type="float" office:value="12.3409047394002">
            <text:p>12.3409047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2">
            <text:p>22</text:p>
          </table:table-cell>
          <table:table-cell office:value-type="float" office:value="5709">
            <text:p>5709</text:p>
          </table:table-cell>
          <table:table-cell office:value-type="float" office:value="10114">
            <text:p>10114</text:p>
          </table:table-cell>
          <table:table-cell office:value-type="float" office:value="16959">
            <text:p>16959</text:p>
          </table:table-cell>
          <table:table-cell office:value-type="float" office:value="439.375">
            <text:p>439.375</text:p>
          </table:table-cell>
          <table:table-cell office:value-type="float" office:value="110.25">
            <text:p>110.25</text:p>
          </table:table-cell>
          <table:table-cell office:value-type="float" office:value="192">
            <text:p>192</text:p>
          </table:table-cell>
          <table:table-cell office:value-type="float" office:value="0.0769618146785777">
            <text:p>0.0769618147</text:p>
          </table:table-cell>
          <table:table-cell office:value-type="float" office:value="0.0109007316590864">
            <text:p>0.0109007317</text:p>
          </table:table-cell>
          <table:table-cell office:value-type="float" office:value="0.0113214222536706">
            <text:p>0.0113214223</text:p>
          </table:table-cell>
          <table:table-cell office:value-type="float" office:value="1.28097566837552">
            <text:p>1.2809756684</text:p>
          </table:table-cell>
          <table:table-cell office:value-type="float" office:value="1.03838545967018">
            <text:p>1.0383854597</text:p>
          </table:table-cell>
          <table:table-cell office:value-type="float" office:value="1.03987620010747">
            <text:p>1.0398762001</text:p>
          </table:table-cell>
          <table:table-cell office:value-type="float" office:value="9.34866907864996">
            <text:p>9.34866907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6212">
            <text:p>6212</text:p>
          </table:table-cell>
          <table:table-cell office:value-type="float" office:value="11039">
            <text:p>11039</text:p>
          </table:table-cell>
          <table:table-cell office:value-type="float" office:value="18445">
            <text:p>18445</text:p>
          </table:table-cell>
          <table:table-cell office:value-type="float" office:value="474.875">
            <text:p>474.875</text:p>
          </table:table-cell>
          <table:table-cell office:value-type="float" office:value="813.375">
            <text:p>813.375</text:p>
          </table:table-cell>
          <table:table-cell office:value-type="float" office:value="280">
            <text:p>280</text:p>
          </table:table-cell>
          <table:table-cell office:value-type="float" office:value="0.0764447842884739">
            <text:p>0.0764447843</text:p>
          </table:table-cell>
          <table:table-cell office:value-type="float" office:value="0.0736819458284265">
            <text:p>0.0736819458</text:p>
          </table:table-cell>
          <table:table-cell office:value-type="float" office:value="0.015180265654649">
            <text:p>0.0151802657</text:p>
          </table:table-cell>
          <table:table-cell office:value-type="float" office:value="1.27901060289768">
            <text:p>1.2790106029</text:p>
          </table:table-cell>
          <table:table-cell office:value-type="float" office:value="1.26852770751598">
            <text:p>1.2685277075</text:p>
          </table:table-cell>
          <table:table-cell office:value-type="float" office:value="1.05358259310335">
            <text:p>1.0535825931</text:p>
          </table:table-cell>
          <table:table-cell office:value-type="float" office:value="9.40961098427998">
            <text:p>9.4096109843</text:p>
          </table:table-cell>
          <table:table-cell office:value-type="float" office:value="9.74975398168916">
            <text:p>9.74975398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136">
            <text:p>136</text:p>
          </table:table-cell>
          <table:table-cell office:value-type="float" office:value="70">
            <text:p>70</text:p>
          </table:table-cell>
          <table:table-cell office:value-type="float" office:value="6981">
            <text:p>6981</text:p>
          </table:table-cell>
          <table:table-cell office:value-type="float" office:value="12002">
            <text:p>12002</text:p>
          </table:table-cell>
          <table:table-cell office:value-type="float" office:value="18312">
            <text:p>18312</text:p>
          </table:table-cell>
          <table:table-cell office:value-type="float" office:value="497.25">
            <text:p>497.25</text:p>
          </table:table-cell>
          <table:table-cell office:value-type="float" office:value="856.875">
            <text:p>856.875</text:p>
          </table:table-cell>
          <table:table-cell office:value-type="float" office:value="470.5">
            <text:p>470.5</text:p>
          </table:table-cell>
          <table:table-cell office:value-type="float" office:value="0.0712290502793296">
            <text:p>0.0712290503</text:p>
          </table:table-cell>
          <table:table-cell office:value-type="float" office:value="0.0713943509415098">
            <text:p>0.0713943509</text:p>
          </table:table-cell>
          <table:table-cell office:value-type="float" office:value="0.0256935342944517">
            <text:p>0.0256935343</text:p>
          </table:table-cell>
          <table:table-cell office:value-type="float" office:value="1.2592458880809">
            <text:p>1.2592458881</text:p>
          </table:table-cell>
          <table:table-cell office:value-type="float" office:value="1.25987064885415">
            <text:p>1.2598706489</text:p>
          </table:table-cell>
          <table:table-cell office:value-type="float" office:value="1.09122127913148">
            <text:p>1.0912212791</text:p>
          </table:table-cell>
          <table:table-cell office:value-type="float" office:value="10.0738422470109">
            <text:p>10.073842247</text:p>
          </table:table-cell>
          <table:table-cell office:value-type="float" office:value="10.0513024100524">
            <text:p>10.0513024101</text:p>
          </table:table-cell>
          <table:table-cell office:value-type="float" office:value="27.3226027522963">
            <text:p>27.322602752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3">
            <text:p>113</text:p>
          </table:table-cell>
          <table:table-cell office:value-type="float" office:value="178">
            <text:p>178</text:p>
          </table:table-cell>
          <table:table-cell office:value-type="float" office:value="7332">
            <text:p>7332</text:p>
          </table:table-cell>
          <table:table-cell office:value-type="float" office:value="11856">
            <text:p>11856</text:p>
          </table:table-cell>
          <table:table-cell office:value-type="float" office:value="17568">
            <text:p>17568</text:p>
          </table:table-cell>
          <table:table-cell office:value-type="float" office:value="520.75">
            <text:p>520.75</text:p>
          </table:table-cell>
          <table:table-cell office:value-type="float" office:value="-20.875">
            <text:p>-20.875</text:p>
          </table:table-cell>
          <table:table-cell office:value-type="float" office:value="373.875">
            <text:p>373.875</text:p>
          </table:table-cell>
          <table:table-cell office:value-type="float" office:value="0.0710242771412984">
            <text:p>0.0710242771</text:p>
          </table:table-cell>
          <table:table-cell office:value-type="float" office:value="-0.00176071187584345">
            <text:p>-0.0017607119</text:p>
          </table:table-cell>
          <table:table-cell office:value-type="float" office:value="0.0212815915300546">
            <text:p>0.0212815915</text:p>
          </table:table-cell>
          <table:table-cell office:value-type="float" office:value="1.25847208796369">
            <text:p>1.258472088</text:p>
          </table:table-cell>
          <table:table-cell office:value-type="float" office:value="0.993843584642915">
            <text:p>0.9938435846</text:p>
          </table:table-cell>
          <table:table-cell office:value-type="float" office:value="1.07537326638577">
            <text:p>1.0753732664</text:p>
          </table:table-cell>
          <table:table-cell office:value-type="float" office:value="10.1019098503135">
            <text:p>10.1019098503</text:p>
          </table:table-cell>
          <table:table-cell office:value-type="float" office:value="0">
            <text:p>0</text:p>
          </table:table-cell>
          <table:table-cell office:value-type="float" office:value="32.9156271487587">
            <text:p>32.9156271488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224">
            <text:p>224</text:p>
          </table:table-cell>
          <table:table-cell office:value-type="float" office:value="8128">
            <text:p>8128</text:p>
          </table:table-cell>
          <table:table-cell office:value-type="float" office:value="11648">
            <text:p>11648</text:p>
          </table:table-cell>
          <table:table-cell office:value-type="float" office:value="17279">
            <text:p>17279</text:p>
          </table:table-cell>
          <table:table-cell office:value-type="float" office:value="368.875">
            <text:p>368.875</text:p>
          </table:table-cell>
          <table:table-cell office:value-type="float" office:value="173">
            <text:p>173</text:p>
          </table:table-cell>
          <table:table-cell office:value-type="float" office:value="305.25">
            <text:p>305.25</text:p>
          </table:table-cell>
          <table:table-cell office:value-type="float" office:value="0.0453832431102362">
            <text:p>0.0453832431</text:p>
          </table:table-cell>
          <table:table-cell office:value-type="float" office:value="0.0148523351648352">
            <text:p>0.0148523352</text:p>
          </table:table-cell>
          <table:table-cell office:value-type="float" office:value="0.0176659528907923">
            <text:p>0.0176659529</text:p>
          </table:table-cell>
          <table:table-cell office:value-type="float" office:value="1.16287824284602">
            <text:p>1.1628782428</text:p>
          </table:table-cell>
          <table:table-cell office:value-type="float" office:value="1.05241553312223">
            <text:p>1.0524155331</text:p>
          </table:table-cell>
          <table:table-cell office:value-type="float" office:value="1.06244252346519">
            <text:p>1.0624425235</text:p>
          </table:table-cell>
          <table:table-cell office:value-type="float" office:value="15.6172062753458">
            <text:p>15.61720627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180">
            <text:p>180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678">
            <text:p>8678</text:p>
          </table:table-cell>
          <table:table-cell office:value-type="float" office:value="12172">
            <text:p>12172</text:p>
          </table:table-cell>
          <table:table-cell office:value-type="float" office:value="19461">
            <text:p>19461</text:p>
          </table:table-cell>
          <table:table-cell office:value-type="float" office:value="382.75">
            <text:p>382.75</text:p>
          </table:table-cell>
          <table:table-cell office:value-type="float" office:value="266">
            <text:p>266</text:p>
          </table:table-cell>
          <table:table-cell office:value-type="float" office:value="232.625">
            <text:p>232.625</text:p>
          </table:table-cell>
          <table:table-cell office:value-type="float" office:value="0.0441057847430283">
            <text:p>0.0441057847</text:p>
          </table:table-cell>
          <table:table-cell office:value-type="float" office:value="0.0218534341110746">
            <text:p>0.0218534341</text:p>
          </table:table-cell>
          <table:table-cell office:value-type="float" office:value="0.011953393967422">
            <text:p>0.011953394</text:p>
          </table:table-cell>
          <table:table-cell office:value-type="float" office:value="1.15818307428628">
            <text:p>1.1581830743</text:p>
          </table:table-cell>
          <table:table-cell office:value-type="float" office:value="1.07742306165036">
            <text:p>1.0774230617</text:p>
          </table:table-cell>
          <table:table-cell office:value-type="float" office:value="1.04211693079556">
            <text:p>1.0421169308</text:p>
          </table:table-cell>
          <table:table-cell office:value-type="float" office:value="16.0596422811768">
            <text:p>16.0596422812</text:p>
          </table:table-cell>
          <table:table-cell office:value-type="float" office:value="32.0633229430678">
            <text:p>32.06332294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9554">
            <text:p>9554</text:p>
          </table:table-cell>
          <table:table-cell office:value-type="float" office:value="12508">
            <text:p>12508</text:p>
          </table:table-cell>
          <table:table-cell office:value-type="float" office:value="19422">
            <text:p>19422</text:p>
          </table:table-cell>
          <table:table-cell office:value-type="float" office:value="119.75">
            <text:p>119.75</text:p>
          </table:table-cell>
          <table:table-cell office:value-type="float" office:value="392.125">
            <text:p>392.125</text:p>
          </table:table-cell>
          <table:table-cell office:value-type="float" office:value="198.875">
            <text:p>198.875</text:p>
          </table:table-cell>
          <table:table-cell office:value-type="float" office:value="0.0125340171655851">
            <text:p>0.0125340172</text:p>
          </table:table-cell>
          <table:table-cell office:value-type="float" office:value="0.0313499360409338">
            <text:p>0.031349936</text:p>
          </table:table-cell>
          <table:table-cell office:value-type="float" office:value="0.0102396766553393">
            <text:p>0.0102396767</text:p>
          </table:table-cell>
          <table:table-cell office:value-type="float" office:value="1.04417697918871">
            <text:p>1.0441769792</text:p>
          </table:table-cell>
          <table:table-cell office:value-type="float" office:value="1.11165110038322">
            <text:p>1.1116511004</text:p>
          </table:table-cell>
          <table:table-cell office:value-type="float" office:value="1.03604437621058">
            <text:p>1.0360443762</text:p>
          </table:table-cell>
          <table:table-cell office:value-type="float" office:value="0">
            <text:p>0</text:p>
          </table:table-cell>
          <table:table-cell office:value-type="float" office:value="22.4547936011337">
            <text:p>22.4547936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4">
            <text:p>204</text:p>
          </table:table-cell>
          <table:table-cell office:value-type="float" office:value="286">
            <text:p>286</text:p>
          </table:table-cell>
          <table:table-cell office:value-type="float" office:value="9123">
            <text:p>9123</text:p>
          </table:table-cell>
          <table:table-cell office:value-type="float" office:value="12386">
            <text:p>12386</text:p>
          </table:table-cell>
          <table:table-cell office:value-type="float" office:value="19372">
            <text:p>19372</text:p>
          </table:table-cell>
          <table:table-cell office:value-type="float" office:value="141.25">
            <text:p>141.25</text:p>
          </table:table-cell>
          <table:table-cell office:value-type="float" office:value="295.375">
            <text:p>295.375</text:p>
          </table:table-cell>
          <table:table-cell office:value-type="float" office:value="235.625">
            <text:p>235.625</text:p>
          </table:table-cell>
          <table:table-cell office:value-type="float" office:value="0.0154828455551902">
            <text:p>0.0154828456</text:p>
          </table:table-cell>
          <table:table-cell office:value-type="float" office:value="0.0238474891005975">
            <text:p>0.0238474891</text:p>
          </table:table-cell>
          <table:table-cell office:value-type="float" office:value="0.0121631736526946">
            <text:p>0.0121631737</text:p>
          </table:table-cell>
          <table:table-cell office:value-type="float" office:value="1.05465980771588">
            <text:p>1.0546598077</text:p>
          </table:table-cell>
          <table:table-cell office:value-type="float" office:value="1.08458086921544">
            <text:p>1.0845808692</text:p>
          </table:table-cell>
          <table:table-cell office:value-type="float" office:value="1.04286107565931">
            <text:p>1.0428610757</text:p>
          </table:table-cell>
          <table:table-cell office:value-type="float" office:value="0">
            <text:p>0</text:p>
          </table:table-cell>
          <table:table-cell office:value-type="float" office:value="29.4110471686212">
            <text:p>29.41104716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table:number-columns-repeated="2" office:value-type="float" office:value="207">
            <text:p>207</text:p>
          </table:table-cell>
          <table:table-cell office:value-type="float" office:value="8863">
            <text:p>8863</text:p>
          </table:table-cell>
          <table:table-cell office:value-type="float" office:value="12322">
            <text:p>12322</text:p>
          </table:table-cell>
          <table:table-cell office:value-type="float" office:value="19636">
            <text:p>19636</text:p>
          </table:table-cell>
          <table:table-cell office:value-type="float" office:value="129.875">
            <text:p>129.875</text:p>
          </table:table-cell>
          <table:table-cell office:value-type="float" office:value="269.25">
            <text:p>269.25</text:p>
          </table:table-cell>
          <table:table-cell office:value-type="float" office:value="310.5">
            <text:p>310.5</text:p>
          </table:table-cell>
          <table:table-cell office:value-type="float" office:value="0.0146536161570574">
            <text:p>0.0146536162</text:p>
          </table:table-cell>
          <table:table-cell office:value-type="float" office:value="0.0218511605258887">
            <text:p>0.0218511605</text:p>
          </table:table-cell>
          <table:table-cell office:value-type="float" office:value="0.0158127928294968">
            <text:p>0.0158127928</text:p>
          </table:table-cell>
          <table:table-cell office:value-type="float" office:value="1.051708524344">
            <text:p>1.0517085243</text:p>
          </table:table-cell>
          <table:table-cell office:value-type="float" office:value="1.07741490934461">
            <text:p>1.0774149093</text:p>
          </table:table-cell>
          <table:table-cell office:value-type="float" office:value="1.05583486196069">
            <text:p>1.055834862</text:p>
          </table:table-cell>
          <table:table-cell office:value-type="float" office:value="0">
            <text:p>0</text:p>
          </table:table-cell>
          <table:table-cell office:value-type="float" office:value="32.0666232885408">
            <text:p>32.06662328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45">
            <text:p>145</text:p>
          </table:table-cell>
          <table:table-cell table:number-columns-repeated="2" office:value-type="float" office:value="249">
            <text:p>249</text:p>
          </table:table-cell>
          <table:table-cell office:value-type="float" office:value="9306">
            <text:p>9306</text:p>
          </table:table-cell>
          <table:table-cell office:value-type="float" office:value="13636">
            <text:p>13636</text:p>
          </table:table-cell>
          <table:table-cell office:value-type="float" office:value="19718">
            <text:p>19718</text:p>
          </table:table-cell>
          <table:table-cell office:value-type="float" office:value="215.375">
            <text:p>215.375</text:p>
          </table:table-cell>
          <table:table-cell office:value-type="float" office:value="191.25">
            <text:p>191.25</text:p>
          </table:table-cell>
          <table:table-cell office:value-type="float" office:value="140.375">
            <text:p>140.375</text:p>
          </table:table-cell>
          <table:table-cell office:value-type="float" office:value="0.0231436707500537">
            <text:p>0.0231436708</text:p>
          </table:table-cell>
          <table:table-cell office:value-type="float" office:value="0.0140253740099736">
            <text:p>0.014025374</text:p>
          </table:table-cell>
          <table:table-cell office:value-type="float" office:value="0.00711912972918146">
            <text:p>0.0071191297</text:p>
          </table:table-cell>
          <table:table-cell office:value-type="float" office:value="1.08205268143693">
            <text:p>1.0820526814</text:p>
          </table:table-cell>
          <table:table-cell office:value-type="float" office:value="1.0494743628225">
            <text:p>1.0494743628</text:p>
          </table:table-cell>
          <table:table-cell office:value-type="float" office:value="1.02501629078801">
            <text:p>1.0250162908</text:p>
          </table:table-cell>
          <table:table-cell office:value-type="float" office:value="30.295003194753">
            <text:p>30.29500319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269">
            <text:p>269</text:p>
          </table:table-cell>
          <table:table-cell office:value-type="float" office:value="192">
            <text:p>192</text:p>
          </table:table-cell>
          <table:table-cell office:value-type="float" office:value="9428">
            <text:p>9428</text:p>
          </table:table-cell>
          <table:table-cell office:value-type="float" office:value="13684">
            <text:p>13684</text:p>
          </table:table-cell>
          <table:table-cell office:value-type="float" office:value="19028">
            <text:p>19028</text:p>
          </table:table-cell>
          <table:table-cell office:value-type="float" office:value="147.5">
            <text:p>147.5</text:p>
          </table:table-cell>
          <table:table-cell office:value-type="float" office:value="60.5">
            <text:p>60.5</text:p>
          </table:table-cell>
          <table:table-cell office:value-type="float" office:value="222.125">
            <text:p>222.125</text:p>
          </table:table-cell>
          <table:table-cell office:value-type="float" office:value="0.0156448875689436">
            <text:p>0.0156448876</text:p>
          </table:table-cell>
          <table:table-cell office:value-type="float" office:value="0.00442122186495177">
            <text:p>0.0044212219</text:p>
          </table:table-cell>
          <table:table-cell office:value-type="float" office:value="0.0116735862938827">
            <text:p>0.0116735863</text:p>
          </table:table-cell>
          <table:table-cell office:value-type="float" office:value="1.05523684100511">
            <text:p>1.055236841</text:p>
          </table:table-cell>
          <table:table-cell office:value-type="float" office:value="1.01551258904478">
            <text:p>1.015512589</text:p>
          </table:table-cell>
          <table:table-cell office:value-type="float" office:value="1.04112464635783">
            <text:p>1.04112464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8880">
            <text:p>8880</text:p>
          </table:table-cell>
          <table:table-cell office:value-type="float" office:value="13636">
            <text:p>13636</text:p>
          </table:table-cell>
          <table:table-cell office:value-type="float" office:value="18918">
            <text:p>18918</text:p>
          </table:table-cell>
          <table:table-cell office:value-type="float" office:value="47.75">
            <text:p>47.75</text:p>
          </table:table-cell>
          <table:table-cell office:value-type="float" office:value="219.125">
            <text:p>219.125</text:p>
          </table:table-cell>
          <table:table-cell office:value-type="float" office:value="221.25">
            <text:p>221.25</text:p>
          </table:table-cell>
          <table:table-cell office:value-type="float" office:value="0.00537725225225225">
            <text:p>0.0053772523</text:p>
          </table:table-cell>
          <table:table-cell office:value-type="float" office:value="0.016069595189205">
            <text:p>0.0160695952</text:p>
          </table:table-cell>
          <table:table-cell office:value-type="float" office:value="0.0116952109102442">
            <text:p>0.0116952109</text:p>
          </table:table-cell>
          <table:table-cell office:value-type="float" office:value="1.01887705597278">
            <text:p>1.018877056</text:p>
          </table:table-cell>
          <table:table-cell office:value-type="float" office:value="1.05674971766573">
            <text:p>1.0567497177</text:p>
          </table:table-cell>
          <table:table-cell office:value-type="float" office:value="1.041201322984">
            <text:p>1.0412013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21">
            <text:p>121</text:p>
          </table:table-cell>
          <table:table-cell table:number-columns-repeated="2" office:value-type="float" office:value="263">
            <text:p>263</text:p>
          </table:table-cell>
          <table:table-cell office:value-type="float" office:value="9356">
            <text:p>9356</text:p>
          </table:table-cell>
          <table:table-cell office:value-type="float" office:value="13846">
            <text:p>13846</text:p>
          </table:table-cell>
          <table:table-cell office:value-type="float" office:value="19592">
            <text:p>19592</text:p>
          </table:table-cell>
          <table:table-cell office:value-type="float" office:value="178.875">
            <text:p>178.875</text:p>
          </table:table-cell>
          <table:table-cell office:value-type="float" office:value="210.75">
            <text:p>210.75</text:p>
          </table:table-cell>
          <table:table-cell office:value-type="float" office:value="326.875">
            <text:p>326.875</text:p>
          </table:table-cell>
          <table:table-cell office:value-type="float" office:value="0.0191187473279179">
            <text:p>0.0191187473</text:p>
          </table:table-cell>
          <table:table-cell office:value-type="float" office:value="0.0152210024555828">
            <text:p>0.0152210025</text:p>
          </table:table-cell>
          <table:table-cell office:value-type="float" office:value="0.016684105757452">
            <text:p>0.0166841058</text:p>
          </table:table-cell>
          <table:table-cell office:value-type="float" office:value="1.06763204758651">
            <text:p>1.0676320476</text:p>
          </table:table-cell>
          <table:table-cell office:value-type="float" office:value="1.05372759926942">
            <text:p>1.0537275993</text:p>
          </table:table-cell>
          <table:table-cell office:value-type="float" office:value="1.05893995454554">
            <text:p>1.05893995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10298">
            <text:p>10298</text:p>
          </table:table-cell>
          <table:table-cell office:value-type="float" office:value="13952">
            <text:p>13952</text:p>
          </table:table-cell>
          <table:table-cell office:value-type="float" office:value="20584">
            <text:p>20584</text:p>
          </table:table-cell>
          <table:table-cell office:value-type="float" office:value="135">
            <text:p>135</text:p>
          </table:table-cell>
          <table:table-cell office:value-type="float" office:value="151.5">
            <text:p>151.5</text:p>
          </table:table-cell>
          <table:table-cell office:value-type="float" office:value="283.625">
            <text:p>283.625</text:p>
          </table:table-cell>
          <table:table-cell office:value-type="float" office:value="0.013109341619732">
            <text:p>0.0131093416</text:p>
          </table:table-cell>
          <table:table-cell office:value-type="float" office:value="0.0108586582568807">
            <text:p>0.0108586583</text:p>
          </table:table-cell>
          <table:table-cell office:value-type="float" office:value="0.0137789059463661">
            <text:p>0.0137789059</text:p>
          </table:table-cell>
          <table:table-cell office:value-type="float" office:value="1.04621953115096">
            <text:p>1.0462195312</text:p>
          </table:table-cell>
          <table:table-cell office:value-type="float" office:value="1.038236408399">
            <text:p>1.0382364084</text:p>
          </table:table-cell>
          <table:table-cell office:value-type="float" office:value="1.04859829298048">
            <text:p>1.0485982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234">
            <text:p>234</text:p>
          </table:table-cell>
          <table:table-cell office:value-type="float" office:value="173">
            <text:p>173</text:p>
          </table:table-cell>
          <table:table-cell office:value-type="float" office:value="10480">
            <text:p>10480</text:p>
          </table:table-cell>
          <table:table-cell office:value-type="float" office:value="13827">
            <text:p>13827</text:p>
          </table:table-cell>
          <table:table-cell office:value-type="float" office:value="20448">
            <text:p>20448</text:p>
          </table:table-cell>
          <table:table-cell office:value-type="float" office:value="71.875">
            <text:p>71.875</text:p>
          </table:table-cell>
          <table:table-cell office:value-type="float" office:value="155">
            <text:p>155</text:p>
          </table:table-cell>
          <table:table-cell office:value-type="float" office:value="560.25">
            <text:p>560.25</text:p>
          </table:table-cell>
          <table:table-cell office:value-type="float" office:value="0.00685830152671756">
            <text:p>0.0068583015</text:p>
          </table:table-cell>
          <table:table-cell office:value-type="float" office:value="0.0112099515440804">
            <text:p>0.0112099515</text:p>
          </table:table-cell>
          <table:table-cell office:value-type="float" office:value="0.0273987676056338">
            <text:p>0.0273987676</text:p>
          </table:table-cell>
          <table:table-cell office:value-type="float" office:value="1.02409624649118">
            <text:p>1.0240962465</text:p>
          </table:table-cell>
          <table:table-cell office:value-type="float" office:value="1.03948112991098">
            <text:p>1.0394811299</text:p>
          </table:table-cell>
          <table:table-cell office:value-type="float" office:value="1.09736704385368">
            <text:p>1.0973670439</text:p>
          </table:table-cell>
          <table:table-cell table:number-columns-repeated="2" office:value-type="float" office:value="0">
            <text:p>0</text:p>
          </table:table-cell>
          <table:table-cell office:value-type="float" office:value="25.6434925158384">
            <text:p>25.6434925158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340">
            <text:p>340</text:p>
          </table:table-cell>
          <table:table-cell office:value-type="float" office:value="239">
            <text:p>239</text:p>
          </table:table-cell>
          <table:table-cell office:value-type="float" office:value="10201">
            <text:p>10201</text:p>
          </table:table-cell>
          <table:table-cell office:value-type="float" office:value="13602">
            <text:p>13602</text:p>
          </table:table-cell>
          <table:table-cell office:value-type="float" office:value="21503">
            <text:p>21503</text:p>
          </table:table-cell>
          <table:table-cell office:value-type="float" office:value="110.875">
            <text:p>110.875</text:p>
          </table:table-cell>
          <table:table-cell office:value-type="float" office:value="211.5">
            <text:p>211.5</text:p>
          </table:table-cell>
          <table:table-cell office:value-type="float" office:value="816.875">
            <text:p>816.875</text:p>
          </table:table-cell>
          <table:table-cell office:value-type="float" office:value="0.0108690324477992">
            <text:p>0.0108690324</text:p>
          </table:table-cell>
          <table:table-cell office:value-type="float" office:value="0.0155491839435377">
            <text:p>0.0155491839</text:p>
          </table:table-cell>
          <table:table-cell office:value-type="float" office:value="0.0379888852718225">
            <text:p>0.0379888853</text:p>
          </table:table-cell>
          <table:table-cell office:value-type="float" office:value="1.03827315986535">
            <text:p>1.0382731599</text:p>
          </table:table-cell>
          <table:table-cell office:value-type="float" office:value="1.05489602696015">
            <text:p>1.054896027</text:p>
          </table:table-cell>
          <table:table-cell office:value-type="float" office:value="1.1357896830436">
            <text:p>1.135789683</text:p>
          </table:table-cell>
          <table:table-cell table:number-columns-repeated="2" office:value-type="float" office:value="0">
            <text:p>0</text:p>
          </table:table-cell>
          <table:table-cell office:value-type="float" office:value="18.5904720873061">
            <text:p>18.590472087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93">
            <text:p>193</text:p>
          </table:table-cell>
          <table:table-cell office:value-type="float" office:value="363">
            <text:p>363</text:p>
          </table:table-cell>
          <table:table-cell office:value-type="float" office:value="10294">
            <text:p>10294</text:p>
          </table:table-cell>
          <table:table-cell office:value-type="float" office:value="14042">
            <text:p>14042</text:p>
          </table:table-cell>
          <table:table-cell office:value-type="float" office:value="21948">
            <text:p>21948</text:p>
          </table:table-cell>
          <table:table-cell office:value-type="float" office:value="128">
            <text:p>128</text:p>
          </table:table-cell>
          <table:table-cell office:value-type="float" office:value="188.875">
            <text:p>188.875</text:p>
          </table:table-cell>
          <table:table-cell office:value-type="float" office:value="947.25">
            <text:p>947.25</text:p>
          </table:table-cell>
          <table:table-cell office:value-type="float" office:value="0.0124344278220323">
            <text:p>0.0124344278</text:p>
          </table:table-cell>
          <table:table-cell office:value-type="float" office:value="0.0134507192707592">
            <text:p>0.0134507193</text:p>
          </table:table-cell>
          <table:table-cell office:value-type="float" office:value="0.0431588299617277">
            <text:p>0.04315883</text:p>
          </table:table-cell>
          <table:table-cell office:value-type="float" office:value="1.04382354276783">
            <text:p>1.0438235428</text:p>
          </table:table-cell>
          <table:table-cell office:value-type="float" office:value="1.0474321242715">
            <text:p>1.0474321243</text:p>
          </table:table-cell>
          <table:table-cell office:value-type="float" office:value="1.15470676668923">
            <text:p>1.1547067667</text:p>
          </table:table-cell>
          <table:table-cell table:number-columns-repeated="2" office:value-type="float" office:value="0">
            <text:p>0</text:p>
          </table:table-cell>
          <table:table-cell office:value-type="float" office:value="16.4045123366468">
            <text:p>16.404512336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81">
            <text:p>281</text:p>
          </table:table-cell>
          <table:table-cell office:value-type="float" office:value="386">
            <text:p>386</text:p>
          </table:table-cell>
          <table:table-cell office:value-type="float" office:value="10490">
            <text:p>10490</text:p>
          </table:table-cell>
          <table:table-cell office:value-type="float" office:value="14578">
            <text:p>14578</text:p>
          </table:table-cell>
          <table:table-cell office:value-type="float" office:value="21987">
            <text:p>21987</text:p>
          </table:table-cell>
          <table:table-cell office:value-type="float" office:value="88.75">
            <text:p>88.75</text:p>
          </table:table-cell>
          <table:table-cell office:value-type="float" office:value="175.5">
            <text:p>175.5</text:p>
          </table:table-cell>
          <table:table-cell office:value-type="float" office:value="1087.375">
            <text:p>1087.375</text:p>
          </table:table-cell>
          <table:table-cell office:value-type="float" office:value="0.0084604385128694">
            <text:p>0.0084604385</text:p>
          </table:table-cell>
          <table:table-cell office:value-type="float" office:value="0.0120386884346275">
            <text:p>0.0120386884</text:p>
          </table:table-cell>
          <table:table-cell office:value-type="float" office:value="0.0494553599854459">
            <text:p>0.04945536</text:p>
          </table:table-cell>
          <table:table-cell office:value-type="float" office:value="1.02975182967391">
            <text:p>1.0297518297</text:p>
          </table:table-cell>
          <table:table-cell office:value-type="float" office:value="1.04241947235888">
            <text:p>1.0424194724</text:p>
          </table:table-cell>
          <table:table-cell office:value-type="float" office:value="1.17788759190639">
            <text:p>1.1778875919</text:p>
          </table:table-cell>
          <table:table-cell table:number-columns-repeated="2" office:value-type="float" office:value="0">
            <text:p>0</text:p>
          </table:table-cell>
          <table:table-cell office:value-type="float" office:value="14.3593983207924">
            <text:p>14.3593983208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10133">
            <text:p>10133</text:p>
          </table:table-cell>
          <table:table-cell office:value-type="float" office:value="14482">
            <text:p>14482</text:p>
          </table:table-cell>
          <table:table-cell office:value-type="float" office:value="23096">
            <text:p>23096</text:p>
          </table:table-cell>
          <table:table-cell office:value-type="float" office:value="30">
            <text:p>30</text:p>
          </table:table-cell>
          <table:table-cell office:value-type="float" office:value="291.75">
            <text:p>291.75</text:p>
          </table:table-cell>
          <table:table-cell office:value-type="float" office:value="1280.625">
            <text:p>1280.625</text:p>
          </table:table-cell>
          <table:table-cell office:value-type="float" office:value="0.00296062370472713">
            <text:p>0.0029606237</text:p>
          </table:table-cell>
          <table:table-cell office:value-type="float" office:value="0.0201456981079961">
            <text:p>0.0201456981</text:p>
          </table:table-cell>
          <table:table-cell office:value-type="float" office:value="0.0554479130585383">
            <text:p>0.0554479131</text:p>
          </table:table-cell>
          <table:table-cell office:value-type="float" office:value="1.01037936294028">
            <text:p>1.0103793629</text:p>
          </table:table-cell>
          <table:table-cell office:value-type="float" office:value="1.07130540771641">
            <text:p>1.0713054077</text:p>
          </table:table-cell>
          <table:table-cell office:value-type="float" office:value="1.20009365898748">
            <text:p>1.200093659</text:p>
          </table:table-cell>
          <table:table-cell office:value-type="float" office:value="0">
            <text:p>0</text:p>
          </table:table-cell>
          <table:table-cell office:value-type="float" office:value="34.7521309079296">
            <text:p>34.7521309079</text:p>
          </table:table-cell>
          <table:table-cell office:value-type="float" office:value="12.844327085687">
            <text:p>12.8443270857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24">
            <text:p>224</text:p>
          </table:table-cell>
          <table:table-cell table:number-columns-repeated="2" office:value-type="float" office:value="410">
            <text:p>410</text:p>
          </table:table-cell>
          <table:table-cell office:value-type="float" office:value="9866">
            <text:p>9866</text:p>
          </table:table-cell>
          <table:table-cell office:value-type="float" office:value="15132">
            <text:p>15132</text:p>
          </table:table-cell>
          <table:table-cell office:value-type="float" office:value="25320">
            <text:p>25320</text:p>
          </table:table-cell>
          <table:table-cell office:value-type="float" office:value="98.5">
            <text:p>98.5</text:p>
          </table:table-cell>
          <table:table-cell office:value-type="float" office:value="542.5">
            <text:p>542.5</text:p>
          </table:table-cell>
          <table:table-cell office:value-type="float" office:value="782.75">
            <text:p>782.75</text:p>
          </table:table-cell>
          <table:table-cell office:value-type="float" office:value="0.00998378268801946">
            <text:p>0.0099837827</text:p>
          </table:table-cell>
          <table:table-cell office:value-type="float" office:value="0.0358511763150938">
            <text:p>0.0358511763</text:p>
          </table:table-cell>
          <table:table-cell office:value-type="float" office:value="0.0309142969984202">
            <text:p>0.030914297</text:p>
          </table:table-cell>
          <table:table-cell office:value-type="float" office:value="1.03513860420492">
            <text:p>1.0351386042</text:p>
          </table:table-cell>
          <table:table-cell office:value-type="float" office:value="1.12799831851545">
            <text:p>1.1279983185</text:p>
          </table:table-cell>
          <table:table-cell office:value-type="float" office:value="1.11007319926193">
            <text:p>1.1100731993</text:p>
          </table:table-cell>
          <table:table-cell office:value-type="float" office:value="0">
            <text:p>0</text:p>
          </table:table-cell>
          <table:table-cell office:value-type="float" office:value="19.6785540419516">
            <text:p>19.678554042</text:p>
          </table:table-cell>
          <table:table-cell office:value-type="float" office:value="22.7663884252342">
            <text:p>22.766388425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10380">
            <text:p>10380</text:p>
          </table:table-cell>
          <table:table-cell office:value-type="float" office:value="15753">
            <text:p>15753</text:p>
          </table:table-cell>
          <table:table-cell office:value-type="float" office:value="27170">
            <text:p>27170</text:p>
          </table:table-cell>
          <table:table-cell office:value-type="float" office:value="150.625">
            <text:p>150.625</text:p>
          </table:table-cell>
          <table:table-cell office:value-type="float" office:value="643.25">
            <text:p>643.25</text:p>
          </table:table-cell>
          <table:table-cell office:value-type="float" office:value="294.75">
            <text:p>294.75</text:p>
          </table:table-cell>
          <table:table-cell office:value-type="float" office:value="0.0145110789980732">
            <text:p>0.014511079</text:p>
          </table:table-cell>
          <table:table-cell office:value-type="float" office:value="0.0408334920332635">
            <text:p>0.040833492</text:p>
          </table:table-cell>
          <table:table-cell office:value-type="float" office:value="0.0108483621641516">
            <text:p>0.0108483622</text:p>
          </table:table-cell>
          <table:table-cell office:value-type="float" office:value="1.05120149646409">
            <text:p>1.0512014965</text:p>
          </table:table-cell>
          <table:table-cell office:value-type="float" office:value="1.14618527529682">
            <text:p>1.1461852753</text:p>
          </table:table-cell>
          <table:table-cell office:value-type="float" office:value="1.03819993401935">
            <text:p>1.038199934</text:p>
          </table:table-cell>
          <table:table-cell office:value-type="float" office:value="0">
            <text:p>0</text:p>
          </table:table-cell>
          <table:table-cell office:value-type="float" office:value="17.3192289202278">
            <text:p>17.31922892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1">
            <text:p>291</text:p>
          </table:table-cell>
          <table:table-cell office:value-type="float" office:value="494">
            <text:p>494</text:p>
          </table:table-cell>
          <table:table-cell office:value-type="float" office:value="10833">
            <text:p>10833</text:p>
          </table:table-cell>
          <table:table-cell office:value-type="float" office:value="16742">
            <text:p>16742</text:p>
          </table:table-cell>
          <table:table-cell office:value-type="float" office:value="29283">
            <text:p>29283</text:p>
          </table:table-cell>
          <table:table-cell office:value-type="float" office:value="85.25">
            <text:p>85.25</text:p>
          </table:table-cell>
          <table:table-cell office:value-type="float" office:value="-88.125">
            <text:p>-88.125</text:p>
          </table:table-cell>
          <table:table-cell office:value-type="float" office:value="201.625">
            <text:p>201.625</text:p>
          </table:table-cell>
          <table:table-cell office:value-type="float" office:value="0.00786947290685867">
            <text:p>0.0078694729</text:p>
          </table:table-cell>
          <table:table-cell office:value-type="float" office:value="-0.00526370803966073">
            <text:p>-0.005263708</text:p>
          </table:table-cell>
          <table:table-cell office:value-type="float" office:value="0.006885394256053">
            <text:p>0.0068853943</text:p>
          </table:table-cell>
          <table:table-cell office:value-type="float" office:value="1.02766453523752">
            <text:p>1.0276645352</text:p>
          </table:table-cell>
          <table:table-cell office:value-type="float" office:value="0.981631326840948">
            <text:p>0.9816313268</text:p>
          </table:table-cell>
          <table:table-cell office:value-type="float" office:value="1.02419180085815">
            <text:p>1.02419180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551">
            <text:p>551</text:p>
          </table:table-cell>
          <table:table-cell office:value-type="float" office:value="10720">
            <text:p>10720</text:p>
          </table:table-cell>
          <table:table-cell office:value-type="float" office:value="17545">
            <text:p>17545</text:p>
          </table:table-cell>
          <table:table-cell office:value-type="float" office:value="30534">
            <text:p>30534</text:p>
          </table:table-cell>
          <table:table-cell office:value-type="float" office:value="234.5">
            <text:p>234.5</text:p>
          </table:table-cell>
          <table:table-cell office:value-type="float" office:value="-155.875">
            <text:p>-155.875</text:p>
          </table:table-cell>
          <table:table-cell office:value-type="float" office:value="130.375">
            <text:p>130.375</text:p>
          </table:table-cell>
          <table:table-cell office:value-type="float" office:value="0.021875">
            <text:p>0.021875</text:p>
          </table:table-cell>
          <table:table-cell office:value-type="float" office:value="-0.00888429752066116">
            <text:p>-0.0088842975</text:p>
          </table:table-cell>
          <table:table-cell office:value-type="float" office:value="0.00426983035304906">
            <text:p>0.0042698304</text:p>
          </table:table-cell>
          <table:table-cell office:value-type="float" office:value="1.077500390625">
            <text:p>1.0775003906</text:p>
          </table:table-cell>
          <table:table-cell office:value-type="float" office:value="0.96905966293286">
            <text:p>0.9690596629</text:p>
          </table:table-cell>
          <table:table-cell office:value-type="float" office:value="1.01498013988011">
            <text:p>1.0149801399</text:p>
          </table:table-cell>
          <table:table-cell office:value-type="float" office:value="32.0320519264357">
            <text:p>32.03205192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430">
            <text:p>430</text:p>
          </table:table-cell>
          <table:table-cell office:value-type="float" office:value="571">
            <text:p>571</text:p>
          </table:table-cell>
          <table:table-cell office:value-type="float" office:value="11058">
            <text:p>11058</text:p>
          </table:table-cell>
          <table:table-cell office:value-type="float" office:value="17802">
            <text:p>17802</text:p>
          </table:table-cell>
          <table:table-cell office:value-type="float" office:value="27593">
            <text:p>27593</text:p>
          </table:table-cell>
          <table:table-cell office:value-type="float" office:value="410.5">
            <text:p>410.5</text:p>
          </table:table-cell>
          <table:table-cell office:value-type="float" office:value="539">
            <text:p>539</text:p>
          </table:table-cell>
          <table:table-cell office:value-type="float" office:value="31.875">
            <text:p>31.875</text:p>
          </table:table-cell>
          <table:table-cell office:value-type="float" office:value="0.0371224452884789">
            <text:p>0.0371224453</text:p>
          </table:table-cell>
          <table:table-cell office:value-type="float" office:value="0.0302774969104595">
            <text:p>0.0302774969</text:p>
          </table:table-cell>
          <table:table-cell office:value-type="float" office:value="0.0011551842858696">
            <text:p>0.0011551843</text:p>
          </table:table-cell>
          <table:table-cell office:value-type="float" office:value="1.1326295873603">
            <text:p>1.1326295874</text:p>
          </table:table-cell>
          <table:table-cell office:value-type="float" office:value="1.10776802375217">
            <text:p>1.1077680238</text:p>
          </table:table-cell>
          <table:table-cell office:value-type="float" office:value="1.00404576052398">
            <text:p>1.0040457605</text:p>
          </table:table-cell>
          <table:table-cell office:value-type="float" office:value="19.0163842136955">
            <text:p>19.0163842137</text:p>
          </table:table-cell>
          <table:table-cell office:value-type="float" office:value="23.2379974412622">
            <text:p>23.23799744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424">
            <text:p>424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11499">
            <text:p>11499</text:p>
          </table:table-cell>
          <table:table-cell office:value-type="float" office:value="17579">
            <text:p>17579</text:p>
          </table:table-cell>
          <table:table-cell office:value-type="float" office:value="26247">
            <text:p>26247</text:p>
          </table:table-cell>
          <table:table-cell office:value-type="float" office:value="465.5">
            <text:p>465.5</text:p>
          </table:table-cell>
          <table:table-cell office:value-type="float" office:value="-332.375">
            <text:p>-332.375</text:p>
          </table:table-cell>
          <table:table-cell office:value-type="float" office:value="254.625">
            <text:p>254.625</text:p>
          </table:table-cell>
          <table:table-cell office:value-type="float" office:value="0.0404817810244369">
            <text:p>0.040481781</text:p>
          </table:table-cell>
          <table:table-cell office:value-type="float" office:value="-0.0189075032709483">
            <text:p>-0.0189075033</text:p>
          </table:table-cell>
          <table:table-cell office:value-type="float" office:value="0.00970110869813693">
            <text:p>0.0097011087</text:p>
          </table:table-cell>
          <table:table-cell office:value-type="float" office:value="1.14489823179155">
            <text:p>1.1448982318</text:p>
          </table:table-cell>
          <table:table-cell office:value-type="float" office:value="0.934524426164365">
            <text:p>0.9345244262</text:p>
          </table:table-cell>
          <table:table-cell office:value-type="float" office:value="1.03413833900303">
            <text:p>1.034138339</text:p>
          </table:table-cell>
          <table:table-cell office:value-type="float" office:value="17.4667291744926">
            <text:p>17.46672917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722">
            <text:p>722</text:p>
          </table:table-cell>
          <table:table-cell office:value-type="float" office:value="11240">
            <text:p>11240</text:p>
          </table:table-cell>
          <table:table-cell office:value-type="float" office:value="16288">
            <text:p>16288</text:p>
          </table:table-cell>
          <table:table-cell office:value-type="float" office:value="27865">
            <text:p>27865</text:p>
          </table:table-cell>
          <table:table-cell office:value-type="float" office:value="533.125">
            <text:p>533.125</text:p>
          </table:table-cell>
          <table:table-cell office:value-type="float" office:value="-352.25">
            <text:p>-352.25</text:p>
          </table:table-cell>
          <table:table-cell office:value-type="float" office:value="42.375">
            <text:p>42.375</text:p>
          </table:table-cell>
          <table:table-cell office:value-type="float" office:value="0.0474310498220641">
            <text:p>0.0474310498</text:p>
          </table:table-cell>
          <table:table-cell office:value-type="float" office:value="-0.0216263506876228">
            <text:p>-0.0216263507</text:p>
          </table:table-cell>
          <table:table-cell office:value-type="float" office:value="0.00152072492373946">
            <text:p>0.0015207249</text:p>
          </table:table-cell>
          <table:table-cell office:value-type="float" office:value="1.17041809517218">
            <text:p>1.1704180952</text:p>
          </table:table-cell>
          <table:table-cell office:value-type="float" office:value="0.925224462719686">
            <text:p>0.9252244627</text:p>
          </table:table-cell>
          <table:table-cell office:value-type="float" office:value="1.0053270699375">
            <text:p>1.0053270699</text:p>
          </table:table-cell>
          <table:table-cell office:value-type="float" office:value="14.9576822913135">
            <text:p>14.9576822913</text:p>
          </table:table-cell>
          <table:table-cell office:value-type="float" office:value="-31.70321044541">
            <text:p>-31.70321044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727">
            <text:p>727</text:p>
          </table:table-cell>
          <table:table-cell office:value-type="float" office:value="11730">
            <text:p>11730</text:p>
          </table:table-cell>
          <table:table-cell office:value-type="float" office:value="17106">
            <text:p>17106</text:p>
          </table:table-cell>
          <table:table-cell office:value-type="float" office:value="29603">
            <text:p>29603</text:p>
          </table:table-cell>
          <table:table-cell office:value-type="float" office:value="-503.75">
            <text:p>-503.75</text:p>
          </table:table-cell>
          <table:table-cell office:value-type="float" office:value="26.25">
            <text:p>26.25</text:p>
          </table:table-cell>
          <table:table-cell office:value-type="float" office:value="-6.375">
            <text:p>-6.375</text:p>
          </table:table-cell>
          <table:table-cell office:value-type="float" office:value="-0.0429454390451833">
            <text:p>-0.042945439</text:p>
          </table:table-cell>
          <table:table-cell office:value-type="float" office:value="0.00153454928095405">
            <text:p>0.0015345493</text:p>
          </table:table-cell>
          <table:table-cell office:value-type="float" office:value="-0.000215349795628821">
            <text:p>-0.0002153498</text:p>
          </table:table-cell>
          <table:table-cell office:value-type="float" office:value="0.853305812382034">
            <text:p>0.8533058124</text:p>
          </table:table-cell>
          <table:table-cell office:value-type="float" office:value="1.00537553797267">
            <text:p>1.005375538</text:p>
          </table:table-cell>
          <table:table-cell office:value-type="float" office:value="0.999246366611347">
            <text:p>0.9992463666</text:p>
          </table:table-cell>
          <table:table-cell office:value-type="float" office:value="-15.7910725183628">
            <text:p>-15.79107251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749">
            <text:p>749</text:p>
          </table:table-cell>
          <table:table-cell office:value-type="float" office:value="11914">
            <text:p>11914</text:p>
          </table:table-cell>
          <table:table-cell office:value-type="float" office:value="17264">
            <text:p>17264</text:p>
          </table:table-cell>
          <table:table-cell office:value-type="float" office:value="27093">
            <text:p>27093</text:p>
          </table:table-cell>
          <table:table-cell office:value-type="float" office:value="-276.25">
            <text:p>-276.25</text:p>
          </table:table-cell>
          <table:table-cell office:value-type="float" office:value="558.25">
            <text:p>558.25</text:p>
          </table:table-cell>
          <table:table-cell office:value-type="float" office:value="-148.375">
            <text:p>-148.375</text:p>
          </table:table-cell>
          <table:table-cell office:value-type="float" office:value="-0.0231870068826591">
            <text:p>-0.0231870069</text:p>
          </table:table-cell>
          <table:table-cell office:value-type="float" office:value="0.0323360750695088">
            <text:p>0.0323360751</text:p>
          </table:table-cell>
          <table:table-cell office:value-type="float" office:value="-0.00547650684678699">
            <text:p>-0.0054765068</text:p>
          </table:table-cell>
          <table:table-cell office:value-type="float" office:value="0.919899244995519">
            <text:p>0.919899245</text:p>
          </table:table-cell>
          <table:table-cell office:value-type="float" office:value="1.11522568137505">
            <text:p>1.1152256814</text:p>
          </table:table-cell>
          <table:table-cell office:value-type="float" office:value="0.980891010605642">
            <text:p>0.9808910106</text:p>
          </table:table-cell>
          <table:table-cell office:value-type="float" office:value="-29.5458469151429">
            <text:p>-29.5458469151</text:p>
          </table:table-cell>
          <table:table-cell office:value-type="float" office:value="21.780459383412">
            <text:p>21.78045938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12627">
            <text:p>12627</text:p>
          </table:table-cell>
          <table:table-cell office:value-type="float" office:value="17386">
            <text:p>17386</text:p>
          </table:table-cell>
          <table:table-cell office:value-type="float" office:value="25450">
            <text:p>25450</text:p>
          </table:table-cell>
          <table:table-cell office:value-type="float" office:value="130.625">
            <text:p>130.625</text:p>
          </table:table-cell>
          <table:table-cell office:value-type="float" office:value="201">
            <text:p>201</text:p>
          </table:table-cell>
          <table:table-cell office:value-type="float" office:value="568">
            <text:p>568</text:p>
          </table:table-cell>
          <table:table-cell office:value-type="float" office:value="0.0103448958580819">
            <text:p>0.0103448959</text:p>
          </table:table-cell>
          <table:table-cell office:value-type="float" office:value="0.0115610261129645">
            <text:p>0.0115610261</text:p>
          </table:table-cell>
          <table:table-cell office:value-type="float" office:value="0.0223182711198428">
            <text:p>0.0223182711</text:p>
          </table:table-cell>
          <table:table-cell office:value-type="float" office:value="1.0364168885691">
            <text:p>1.0364168886</text:p>
          </table:table-cell>
          <table:table-cell office:value-type="float" office:value="1.04072555975195">
            <text:p>1.0407255598</text:p>
          </table:table-cell>
          <table:table-cell office:value-type="float" office:value="1.07909023516198">
            <text:p>1.0790902352</text:p>
          </table:table-cell>
          <table:table-cell table:number-columns-repeated="2" office:value-type="float" office:value="0">
            <text:p>0</text:p>
          </table:table-cell>
          <table:table-cell office:value-type="float" office:value="31.4026854975006">
            <text:p>31.4026854975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0472">
            <text:p>10472</text:p>
          </table:table-cell>
          <table:table-cell office:value-type="float" office:value="17248">
            <text:p>17248</text:p>
          </table:table-cell>
          <table:table-cell office:value-type="float" office:value="27312">
            <text:p>27312</text:p>
          </table:table-cell>
          <table:table-cell office:value-type="float" office:value="-950.25">
            <text:p>-950.25</text:p>
          </table:table-cell>
          <table:table-cell office:value-type="float" office:value="-1591.125">
            <text:p>-1591.125</text:p>
          </table:table-cell>
          <table:table-cell office:value-type="float" office:value="75.75">
            <text:p>75.75</text:p>
          </table:table-cell>
          <table:table-cell office:value-type="float" office:value="-0.0907419786096257">
            <text:p>-0.0907419786</text:p>
          </table:table-cell>
          <table:table-cell office:value-type="float" office:value="-0.0922498260667904">
            <text:p>-0.0922498261</text:p>
          </table:table-cell>
          <table:table-cell office:value-type="float" office:value="0.00277350615114235">
            <text:p>0.0027735062</text:p>
          </table:table-cell>
          <table:table-cell office:value-type="float" office:value="0.69854192396301">
            <text:p>0.698541924</text:p>
          </table:table-cell>
          <table:table-cell office:value-type="float" office:value="0.693805268368566">
            <text:p>0.6938052684</text:p>
          </table:table-cell>
          <table:table-cell office:value-type="float" office:value="1.00972234850828">
            <text:p>1.0097223485</text:p>
          </table:table-cell>
          <table:table-cell office:value-type="float" office:value="-7.28659316520953">
            <text:p>-7.2865931652</text:p>
          </table:table-cell>
          <table:table-cell office:value-type="float" office:value="-7.16164144143744">
            <text:p>-7.16164144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63">
            <text:p>463</text:p>
          </table:table-cell>
          <table:table-cell table:number-columns-repeated="2" office:value-type="float" office:value="847">
            <text:p>847</text:p>
          </table:table-cell>
          <table:table-cell office:value-type="float" office:value="9690">
            <text:p>9690</text:p>
          </table:table-cell>
          <table:table-cell office:value-type="float" office:value="16926">
            <text:p>16926</text:p>
          </table:table-cell>
          <table:table-cell office:value-type="float" office:value="28850">
            <text:p>28850</text:p>
          </table:table-cell>
          <table:table-cell office:value-type="float" office:value="-973">
            <text:p>-973</text:p>
          </table:table-cell>
          <table:table-cell office:value-type="float" office:value="35">
            <text:p>35</text:p>
          </table:table-cell>
          <table:table-cell office:value-type="float" office:value="35.25">
            <text:p>35.25</text:p>
          </table:table-cell>
          <table:table-cell office:value-type="float" office:value="-0.100412796697626">
            <text:p>-0.1004127967</text:p>
          </table:table-cell>
          <table:table-cell office:value-type="float" office:value="0.00206782464846981">
            <text:p>0.0020678246</text:p>
          </table:table-cell>
          <table:table-cell office:value-type="float" office:value="0.00122183708838821">
            <text:p>0.0012218371</text:p>
          </table:table-cell>
          <table:table-cell office:value-type="float" office:value="0.66831736184996">
            <text:p>0.6683173618</text:p>
          </table:table-cell>
          <table:table-cell office:value-type="float" office:value="1.00724576703125">
            <text:p>1.007245767</text:p>
          </table:table-cell>
          <table:table-cell office:value-type="float" office:value="1.00427935586567">
            <text:p>1.0042793559</text:p>
          </table:table-cell>
          <table:table-cell office:value-type="float" office:value="-6.55029173501389">
            <text:p>-6.5502917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3">
            <text:p>3</text:p>
          </table:table-cell>
          <table:table-cell office:value-type="float" office:value="508">
            <text:p>508</text:p>
          </table:table-cell>
          <table:table-cell table:number-columns-repeated="2" office:value-type="float" office:value="920">
            <text:p>920</text:p>
          </table:table-cell>
          <table:table-cell office:value-type="float" office:value="9911">
            <text:p>9911</text:p>
          </table:table-cell>
          <table:table-cell office:value-type="float" office:value="17276">
            <text:p>17276</text:p>
          </table:table-cell>
          <table:table-cell office:value-type="float" office:value="27625">
            <text:p>27625</text:p>
          </table:table-cell>
          <table:table-cell office:value-type="float" office:value="-710.25">
            <text:p>-710.25</text:p>
          </table:table-cell>
          <table:table-cell office:value-type="float" office:value="29.75">
            <text:p>29.75</text:p>
          </table:table-cell>
          <table:table-cell office:value-type="float" office:value="743.75">
            <text:p>743.75</text:p>
          </table:table-cell>
          <table:table-cell office:value-type="float" office:value="-0.0716627989103017">
            <text:p>-0.0716627989</text:p>
          </table:table-cell>
          <table:table-cell office:value-type="float" office:value="0.00172204213938412">
            <text:p>0.0017220421</text:p>
          </table:table-cell>
          <table:table-cell office:value-type="float" office:value="0.0269230769230769">
            <text:p>0.0269230769</text:p>
          </table:table-cell>
          <table:table-cell office:value-type="float" office:value="0.759245895039354">
            <text:p>0.759245895</text:p>
          </table:table-cell>
          <table:table-cell office:value-type="float" office:value="1.00603295972894">
            <text:p>1.0060329597</text:p>
          </table:table-cell>
          <table:table-cell office:value-type="float" office:value="1.09565147928994">
            <text:p>1.0956514793</text:p>
          </table:table-cell>
          <table:table-cell office:value-type="float" office:value="-9.32147471690873">
            <text:p>-9.3214747169</text:p>
          </table:table-cell>
          <table:table-cell office:value-type="float" office:value="0">
            <text:p>0</text:p>
          </table:table-cell>
          <table:table-cell office:value-type="float" office:value="26.0905057431666">
            <text:p>26.090505743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3">
            <text:p>3</text:p>
          </table:table-cell>
          <table:table-cell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944">
            <text:p>944</text:p>
          </table:table-cell>
          <table:table-cell office:value-type="float" office:value="8840">
            <text:p>8840</text:p>
          </table:table-cell>
          <table:table-cell office:value-type="float" office:value="16853">
            <text:p>16853</text:p>
          </table:table-cell>
          <table:table-cell office:value-type="float" office:value="28850">
            <text:p>28850</text:p>
          </table:table-cell>
          <table:table-cell office:value-type="float" office:value="-423.875">
            <text:p>-423.875</text:p>
          </table:table-cell>
          <table:table-cell office:value-type="float" office:value="-267.125">
            <text:p>-267.125</text:p>
          </table:table-cell>
          <table:table-cell office:value-type="float" office:value="700">
            <text:p>700</text:p>
          </table:table-cell>
          <table:table-cell office:value-type="float" office:value="-0.0479496606334842">
            <text:p>-0.0479496606</text:p>
          </table:table-cell>
          <table:table-cell office:value-type="float" office:value="-0.0158502937162523">
            <text:p>-0.0158502937</text:p>
          </table:table-cell>
          <table:table-cell office:value-type="float" office:value="0.024263431542461">
            <text:p>0.0242634315</text:p>
          </table:table-cell>
          <table:table-cell office:value-type="float" office:value="0.836682560894343">
            <text:p>0.8366825609</text:p>
          </table:table-cell>
          <table:table-cell office:value-type="float" office:value="0.945016386342464">
            <text:p>0.9450163863</text:p>
          </table:table-cell>
          <table:table-cell office:value-type="float" office:value="1.08607589005464">
            <text:p>1.0860758901</text:p>
          </table:table-cell>
          <table:table-cell office:value-type="float" office:value="-14.1063147523163">
            <text:p>-14.1063147523</text:p>
          </table:table-cell>
          <table:table-cell office:value-type="float" office:value="0">
            <text:p>0</text:p>
          </table:table-cell>
          <table:table-cell office:value-type="float" office:value="28.9127547670402">
            <text:p>28.91275476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3">
            <text:p>3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7956">
            <text:p>7956</text:p>
          </table:table-cell>
          <table:table-cell office:value-type="float" office:value="15314">
            <text:p>15314</text:p>
          </table:table-cell>
          <table:table-cell office:value-type="float" office:value="29075">
            <text:p>29075</text:p>
          </table:table-cell>
          <table:table-cell office:value-type="float" office:value="-76.5">
            <text:p>-76.5</text:p>
          </table:table-cell>
          <table:table-cell office:value-type="float" office:value="-591">
            <text:p>-591</text:p>
          </table:table-cell>
          <table:table-cell office:value-type="float" office:value="550">
            <text:p>550</text:p>
          </table:table-cell>
          <table:table-cell office:value-type="float" office:value="-0.00961538461538462">
            <text:p>-0.0096153846</text:p>
          </table:table-cell>
          <table:table-cell office:value-type="float" office:value="-0.0385921379130208">
            <text:p>-0.0385921379</text:p>
          </table:table-cell>
          <table:table-cell office:value-type="float" office:value="0.0189165950128977">
            <text:p>0.018916595</text:p>
          </table:table-cell>
          <table:table-cell office:value-type="float" office:value="0.966527366863905">
            <text:p>0.9665273669</text:p>
          </table:table-cell>
          <table:table-cell office:value-type="float" office:value="0.867846649397475">
            <text:p>0.8678466494</text:p>
          </table:table-cell>
          <table:table-cell office:value-type="float" office:value="1.06690944417623">
            <text:p>1.0669094442</text:p>
          </table:table-cell>
          <table:table-cell office:value-type="float" office:value="0">
            <text:p>0</text:p>
          </table:table-cell>
          <table:table-cell office:value-type="float" office:value="-17.6119922705471">
            <text:p>-17.61199227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3">
            <text:p>3</text:p>
          </table:table-cell>
          <table:table-cell office:value-type="float" office:value="539">
            <text:p>539</text:p>
          </table:table-cell>
          <table:table-cell table:number-columns-repeated="2" office:value-type="float" office:value="1023">
            <text:p>1023</text:p>
          </table:table-cell>
          <table:table-cell office:value-type="float" office:value="8670">
            <text:p>8670</text:p>
          </table:table-cell>
          <table:table-cell office:value-type="float" office:value="15587">
            <text:p>15587</text:p>
          </table:table-cell>
          <table:table-cell office:value-type="float" office:value="29975">
            <text:p>29975</text:p>
          </table:table-cell>
          <table:table-cell office:value-type="float" office:value="93.5">
            <text:p>93.5</text:p>
          </table:table-cell>
          <table:table-cell office:value-type="float" office:value="287.625">
            <text:p>287.625</text:p>
          </table:table-cell>
          <table:table-cell office:value-type="float" office:value="553.125">
            <text:p>553.125</text:p>
          </table:table-cell>
          <table:table-cell office:value-type="float" office:value="0.0107843137254902">
            <text:p>0.0107843137</text:p>
          </table:table-cell>
          <table:table-cell table:number-columns-repeated="2" office:value-type="float" office:value="0.0184528773978315">
            <text:p>0.0184528774</text:p>
          </table:table-cell>
          <table:table-cell office:value-type="float" office:value="1.03797304882737">
            <text:p>1.0379730488</text:p>
          </table:table-cell>
          <table:table-cell table:number-columns-repeated="2" office:value-type="float" office:value="1.06525246791356">
            <text:p>1.06525246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9180">
            <text:p>9180</text:p>
          </table:table-cell>
          <table:table-cell office:value-type="float" office:value="16324">
            <text:p>16324</text:p>
          </table:table-cell>
          <table:table-cell office:value-type="float" office:value="31525">
            <text:p>31525</text:p>
          </table:table-cell>
          <table:table-cell office:value-type="float" office:value="-23.375">
            <text:p>-23.375</text:p>
          </table:table-cell>
          <table:table-cell office:value-type="float" office:value="-1206.375">
            <text:p>-1206.375</text:p>
          </table:table-cell>
          <table:table-cell office:value-type="float" office:value="240.625">
            <text:p>240.625</text:p>
          </table:table-cell>
          <table:table-cell office:value-type="float" office:value="-0.0025462962962963">
            <text:p>-0.0025462963</text:p>
          </table:table-cell>
          <table:table-cell office:value-type="float" office:value="-0.07390192354815">
            <text:p>-0.0739019235</text:p>
          </table:table-cell>
          <table:table-cell office:value-type="float" office:value="0.00763283108643933">
            <text:p>0.0076328311</text:p>
          </table:table-cell>
          <table:table-cell office:value-type="float" office:value="0.991100670867627">
            <text:p>0.9911006709</text:p>
          </table:table-cell>
          <table:table-cell office:value-type="float" office:value="0.752047796417544">
            <text:p>0.7520477964</text:p>
          </table:table-cell>
          <table:table-cell office:value-type="float" office:value="1.02682909861891">
            <text:p>1.0268290986</text:p>
          </table:table-cell>
          <table:table-cell office:value-type="float" office:value="0">
            <text:p>0</text:p>
          </table:table-cell>
          <table:table-cell office:value-type="float" office:value="-9.02827683584824">
            <text:p>-9.02827683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713">
            <text:p>713</text:p>
          </table:table-cell>
          <table:table-cell office:value-type="float" office:value="1033">
            <text:p>1033</text:p>
          </table:table-cell>
          <table:table-cell office:value-type="float" office:value="8840">
            <text:p>8840</text:p>
          </table:table-cell>
          <table:table-cell office:value-type="float" office:value="15979">
            <text:p>15979</text:p>
          </table:table-cell>
          <table:table-cell office:value-type="float" office:value="31050">
            <text:p>31050</text:p>
          </table:table-cell>
          <table:table-cell office:value-type="float" office:value="-423.875">
            <text:p>-423.875</text:p>
          </table:table-cell>
          <table:table-cell office:value-type="float" office:value="109.25">
            <text:p>109.25</text:p>
          </table:table-cell>
          <table:table-cell office:value-type="float" office:value="-56.25">
            <text:p>-56.25</text:p>
          </table:table-cell>
          <table:table-cell office:value-type="float" office:value="-0.0479496606334842">
            <text:p>-0.0479496606</text:p>
          </table:table-cell>
          <table:table-cell office:value-type="float" office:value="0.00683709869203329">
            <text:p>0.0068370987</text:p>
          </table:table-cell>
          <table:table-cell office:value-type="float" office:value="-0.00181159420289855">
            <text:p>-0.0018115942</text:p>
          </table:table-cell>
          <table:table-cell office:value-type="float" office:value="0.836682560894343">
            <text:p>0.8366825609</text:p>
          </table:table-cell>
          <table:table-cell office:value-type="float" office:value="1.02402146742242">
            <text:p>1.0240214674</text:p>
          </table:table-cell>
          <table:table-cell office:value-type="float" office:value="0.993665852762025">
            <text:p>0.9936658528</text:p>
          </table:table-cell>
          <table:table-cell office:value-type="float" office:value="-14.1063147523163">
            <text:p>-14.10631475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7956">
            <text:p>7956</text:p>
          </table:table-cell>
          <table:table-cell office:value-type="float" office:value="15080">
            <text:p>15080</text:p>
          </table:table-cell>
          <table:table-cell office:value-type="float" office:value="30225">
            <text:p>30225</text:p>
          </table:table-cell>
          <table:table-cell office:value-type="float" office:value="-76.5">
            <text:p>-76.5</text:p>
          </table:table-cell>
          <table:table-cell office:value-type="float" office:value="331.5">
            <text:p>331.5</text:p>
          </table:table-cell>
          <table:table-cell office:value-type="float" office:value="62.5">
            <text:p>62.5</text:p>
          </table:table-cell>
          <table:table-cell office:value-type="float" office:value="-0.00961538461538462">
            <text:p>-0.0096153846</text:p>
          </table:table-cell>
          <table:table-cell office:value-type="float" office:value="0.0219827586206897">
            <text:p>0.0219827586</text:p>
          </table:table-cell>
          <table:table-cell office:value-type="float" office:value="0.00206782464846981">
            <text:p>0.0020678246</text:p>
          </table:table-cell>
          <table:table-cell office:value-type="float" office:value="0.966527366863905">
            <text:p>0.9665273669</text:p>
          </table:table-cell>
          <table:table-cell office:value-type="float" office:value="1.0778868088585">
            <text:p>1.0778868089</text:p>
          </table:table-cell>
          <table:table-cell office:value-type="float" office:value="1.00724576703125">
            <text:p>1.007245767</text:p>
          </table:table-cell>
          <table:table-cell office:value-type="float" office:value="0">
            <text:p>0</text:p>
          </table:table-cell>
          <table:table-cell office:value-type="float" office:value="31.8767187364769">
            <text:p>31.87671873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3">
            <text:p>3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105">
            <text:p>1105</text:p>
          </table:table-cell>
          <table:table-cell office:value-type="float" office:value="8670">
            <text:p>8670</text:p>
          </table:table-cell>
          <table:table-cell office:value-type="float" office:value="15884">
            <text:p>15884</text:p>
          </table:table-cell>
          <table:table-cell office:value-type="float" office:value="30850">
            <text:p>30850</text:p>
          </table:table-cell>
          <table:table-cell office:value-type="float" office:value="93.5">
            <text:p>93.5</text:p>
          </table:table-cell>
          <table:table-cell office:value-type="float" office:value="-71.25">
            <text:p>-71.25</text:p>
          </table:table-cell>
          <table:table-cell office:value-type="float" office:value="53.125">
            <text:p>53.125</text:p>
          </table:table-cell>
          <table:table-cell office:value-type="float" office:value="0.0107843137254902">
            <text:p>0.0107843137</text:p>
          </table:table-cell>
          <table:table-cell office:value-type="float" office:value="-0.00448564593301435">
            <text:p>-0.0044856459</text:p>
          </table:table-cell>
          <table:table-cell office:value-type="float" office:value="0.00172204213938412">
            <text:p>0.0017220421</text:p>
          </table:table-cell>
          <table:table-cell office:value-type="float" office:value="1.03797304882737">
            <text:p>1.0379730488</text:p>
          </table:table-cell>
          <table:table-cell office:value-type="float" office:value="0.984339676432545">
            <text:p>0.9843396764</text:p>
          </table:table-cell>
          <table:table-cell office:value-type="float" office:value="1.00603295972894">
            <text:p>1.00603295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3">
            <text:p>3</text:p>
          </table:table-cell>
          <table:table-cell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154">
            <text:p>1154</text:p>
          </table:table-cell>
          <table:table-cell office:value-type="float" office:value="9180">
            <text:p>9180</text:p>
          </table:table-cell>
          <table:table-cell office:value-type="float" office:value="15257">
            <text:p>15257</text:p>
          </table:table-cell>
          <table:table-cell office:value-type="float" office:value="29550">
            <text:p>29550</text:p>
          </table:table-cell>
          <table:table-cell office:value-type="float" office:value="-23.375">
            <text:p>-23.375</text:p>
          </table:table-cell>
          <table:table-cell office:value-type="float" office:value="-2.375">
            <text:p>-2.375</text:p>
          </table:table-cell>
          <table:table-cell office:value-type="float" office:value="-28.125">
            <text:p>-28.125</text:p>
          </table:table-cell>
          <table:table-cell office:value-type="float" office:value="-0.0025462962962963">
            <text:p>-0.0025462963</text:p>
          </table:table-cell>
          <table:table-cell office:value-type="float" office:value="-0.000155666251556663">
            <text:p>-0.0001556663</text:p>
          </table:table-cell>
          <table:table-cell office:value-type="float" office:value="-0.000951776649746193">
            <text:p>-0.0009517766</text:p>
          </table:table-cell>
          <table:table-cell office:value-type="float" office:value="0.991100670867627">
            <text:p>0.9911006709</text:p>
          </table:table-cell>
          <table:table-cell office:value-type="float" office:value="0.999455215614236">
            <text:p>0.9994552156</text:p>
          </table:table-cell>
          <table:table-cell office:value-type="float" office:value="0.996670557248319">
            <text:p>0.99667055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3">
            <text:p>3</text:p>
          </table:table-cell>
          <table:table-cell office:value-type="float" office:value="579">
            <text:p>579</text:p>
          </table:table-cell>
          <table:table-cell table:number-columns-repeated="2" office:value-type="float" office:value="1163">
            <text:p>1163</text:p>
          </table:table-cell>
          <table:table-cell office:value-type="float" office:value="9360">
            <text:p>9360</text:p>
          </table:table-cell>
          <table:table-cell office:value-type="float" office:value="15024">
            <text:p>15024</text:p>
          </table:table-cell>
          <table:table-cell office:value-type="float" office:value="28400">
            <text:p>28400</text:p>
          </table:table-cell>
          <table:table-cell office:value-type="float" office:value="-90">
            <text:p>-90</text:p>
          </table:table-cell>
          <table:table-cell office:value-type="float" office:value="63">
            <text:p>63</text:p>
          </table:table-cell>
          <table:table-cell office:value-type="float" office:value="31.25">
            <text:p>31.25</text:p>
          </table:table-cell>
          <table:table-cell office:value-type="float" office:value="-0.00961538461538462">
            <text:p>-0.0096153846</text:p>
          </table:table-cell>
          <table:table-cell office:value-type="float" office:value="0.00419329073482428">
            <text:p>0.0041932907</text:p>
          </table:table-cell>
          <table:table-cell office:value-type="float" office:value="0.00110035211267606">
            <text:p>0.0011003521</text:p>
          </table:table-cell>
          <table:table-cell office:value-type="float" office:value="0.966527366863905">
            <text:p>0.9665273669</text:p>
          </table:table-cell>
          <table:table-cell office:value-type="float" office:value="1.01471098159877">
            <text:p>1.0147109816</text:p>
          </table:table-cell>
          <table:table-cell office:value-type="float" office:value="1.00385360551292">
            <text:p>1.00385360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9690">
            <text:p>9690</text:p>
          </table:table-cell>
          <table:table-cell office:value-type="float" office:value="15751">
            <text:p>15751</text:p>
          </table:table-cell>
          <table:table-cell office:value-type="float" office:value="29575">
            <text:p>29575</text:p>
          </table:table-cell>
          <table:table-cell office:value-type="float" office:value="181">
            <text:p>181</text:p>
          </table:table-cell>
          <table:table-cell office:value-type="float" office:value="228.375">
            <text:p>228.375</text:p>
          </table:table-cell>
          <table:table-cell office:value-type="float" office:value="234.375">
            <text:p>234.375</text:p>
          </table:table-cell>
          <table:table-cell office:value-type="float" office:value="0.0186790505675955">
            <text:p>0.0186790506</text:p>
          </table:table-cell>
          <table:table-cell office:value-type="float" office:value="0.0144990794235287">
            <text:p>0.0144990794</text:p>
          </table:table-cell>
          <table:table-cell office:value-type="float" office:value="0.00792476754015215">
            <text:p>0.0079247675</text:p>
          </table:table-cell>
          <table:table-cell office:value-type="float" office:value="1.06606053456959">
            <text:p>1.0660605346</text:p>
          </table:table-cell>
          <table:table-cell office:value-type="float" office:value="1.05115881565844">
            <text:p>1.0511588157</text:p>
          </table:table-cell>
          <table:table-cell office:value-type="float" office:value="1.02785977819404">
            <text:p>1.02785977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3">
            <text:p>3</text:p>
          </table:table-cell>
          <table:table-cell office:value-type="float" office:value="649">
            <text:p>649</text:p>
          </table:table-cell>
          <table:table-cell office:value-type="float" office:value="887">
            <text:p>887</text:p>
          </table:table-cell>
          <table:table-cell office:value-type="float" office:value="1261">
            <text:p>1261</text:p>
          </table:table-cell>
          <table:table-cell office:value-type="float" office:value="10438">
            <text:p>10438</text:p>
          </table:table-cell>
          <table:table-cell office:value-type="float" office:value="16682">
            <text:p>16682</text:p>
          </table:table-cell>
          <table:table-cell office:value-type="float" office:value="30400">
            <text:p>30400</text:p>
          </table:table-cell>
          <table:table-cell office:value-type="float" office:value="276.25">
            <text:p>276.25</text:p>
          </table:table-cell>
          <table:table-cell office:value-type="float" office:value="299.25">
            <text:p>299.25</text:p>
          </table:table-cell>
          <table:table-cell office:value-type="float" office:value="15.625">
            <text:p>15.625</text:p>
          </table:table-cell>
          <table:table-cell office:value-type="float" office:value="0.0264657980456026">
            <text:p>0.026465798</text:p>
          </table:table-cell>
          <table:table-cell office:value-type="float" office:value="0.0179384965831435">
            <text:p>0.0179384966</text:p>
          </table:table-cell>
          <table:table-cell office:value-type="float" office:value="0.000513980263157895">
            <text:p>0.0005139803</text:p>
          </table:table-cell>
          <table:table-cell office:value-type="float" office:value="1.09400315255334">
            <text:p>1.0940031526</text:p>
          </table:table-cell>
          <table:table-cell office:value-type="float" office:value="1.06341544577394">
            <text:p>1.0634154458</text:p>
          </table:table-cell>
          <table:table-cell office:value-type="float" office:value="1.00179944870545">
            <text:p>1.0017994487</text:p>
          </table:table-cell>
          <table:table-cell office:value-type="float" office:value="26.5353643848538">
            <text:p>26.53536438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16">
            <text:p>616</text:p>
          </table:table-cell>
          <table:table-cell office:value-type="float" office:value="1242">
            <text:p>1242</text:p>
          </table:table-cell>
          <table:table-cell office:value-type="float" office:value="9724">
            <text:p>9724</text:p>
          </table:table-cell>
          <table:table-cell office:value-type="float" office:value="16016">
            <text:p>16016</text:p>
          </table:table-cell>
          <table:table-cell office:value-type="float" office:value="31300">
            <text:p>31300</text:p>
          </table:table-cell>
          <table:table-cell office:value-type="float" office:value="112.625">
            <text:p>112.625</text:p>
          </table:table-cell>
          <table:table-cell office:value-type="float" office:value="185.5">
            <text:p>185.5</text:p>
          </table:table-cell>
          <table:table-cell office:value-type="float" office:value="131.25">
            <text:p>131.25</text:p>
          </table:table-cell>
          <table:table-cell table:number-columns-repeated="2" office:value-type="float" office:value="0.0115821678321678">
            <text:p>0.0115821678</text:p>
          </table:table-cell>
          <table:table-cell office:value-type="float" office:value="0.00419329073482428">
            <text:p>0.0041932907</text:p>
          </table:table-cell>
          <table:table-cell table:number-columns-repeated="2" office:value-type="float" office:value="1.0408005147715">
            <text:p>1.0408005148</text:p>
          </table:table-cell>
          <table:table-cell office:value-type="float" office:value="1.01471098159877">
            <text:p>1.01471098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3">
            <text:p>3</text:p>
          </table:table-cell>
          <table:table-cell office:value-type="float" office:value="570">
            <text:p>570</text:p>
          </table:table-cell>
          <table:table-cell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9537">
            <text:p>9537</text:p>
          </table:table-cell>
          <table:table-cell office:value-type="float" office:value="16036">
            <text:p>16036</text:p>
          </table:table-cell>
          <table:table-cell office:value-type="float" office:value="31300">
            <text:p>31300</text:p>
          </table:table-cell>
          <table:table-cell office:value-type="float" office:value="106.25">
            <text:p>106.25</text:p>
          </table:table-cell>
          <table:table-cell office:value-type="float" office:value="242.25">
            <text:p>242.25</text:p>
          </table:table-cell>
          <table:table-cell office:value-type="float" office:value="300">
            <text:p>300</text:p>
          </table:table-cell>
          <table:table-cell office:value-type="float" office:value="0.0111408199643494">
            <text:p>0.01114082</text:p>
          </table:table-cell>
          <table:table-cell office:value-type="float" office:value="0.01510663507109">
            <text:p>0.0151066351</text:p>
          </table:table-cell>
          <table:table-cell office:value-type="float" office:value="0.00958466453674121">
            <text:p>0.0095846645</text:p>
          </table:table-cell>
          <table:table-cell office:value-type="float" office:value="1.0392361408994">
            <text:p>1.0392361409</text:p>
          </table:table-cell>
          <table:table-cell office:value-type="float" office:value="1.05332051517823">
            <text:p>1.0533205152</text:p>
          </table:table-cell>
          <table:table-cell office:value-type="float" office:value="1.03372638283539">
            <text:p>1.03372638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3">
            <text:p>3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234">
            <text:p>1234</text:p>
          </table:table-cell>
          <table:table-cell office:value-type="float" office:value="9690">
            <text:p>9690</text:p>
          </table:table-cell>
          <table:table-cell office:value-type="float" office:value="16682">
            <text:p>16682</text:p>
          </table:table-cell>
          <table:table-cell office:value-type="float" office:value="32100">
            <text:p>32100</text:p>
          </table:table-cell>
          <table:table-cell office:value-type="float" office:value="70.25">
            <text:p>70.25</text:p>
          </table:table-cell>
          <table:table-cell office:value-type="float" office:value="299.25">
            <text:p>299.25</text:p>
          </table:table-cell>
          <table:table-cell office:value-type="float" office:value="375">
            <text:p>375</text:p>
          </table:table-cell>
          <table:table-cell office:value-type="float" office:value="0.00724974200206398">
            <text:p>0.007249742</text:p>
          </table:table-cell>
          <table:table-cell office:value-type="float" office:value="0.0179384965831435">
            <text:p>0.0179384966</text:p>
          </table:table-cell>
          <table:table-cell office:value-type="float" office:value="0.0116822429906542">
            <text:p>0.011682243</text:p>
          </table:table-cell>
          <table:table-cell office:value-type="float" office:value="1.02547711217505">
            <text:p>1.0254771122</text:p>
          </table:table-cell>
          <table:table-cell office:value-type="float" office:value="1.06341544577394">
            <text:p>1.0634154458</text:p>
          </table:table-cell>
          <table:table-cell office:value-type="float" office:value="1.04115534107782">
            <text:p>1.04115534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20">
            <text:p>520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10173">
            <text:p>10173</text:p>
          </table:table-cell>
          <table:table-cell office:value-type="float" office:value="16700">
            <text:p>16700</text:p>
          </table:table-cell>
          <table:table-cell office:value-type="float" office:value="30975">
            <text:p>30975</text:p>
          </table:table-cell>
          <table:table-cell office:value-type="float" office:value="385.75">
            <text:p>385.75</text:p>
          </table:table-cell>
          <table:table-cell office:value-type="float" office:value="115">
            <text:p>115</text:p>
          </table:table-cell>
          <table:table-cell office:value-type="float" office:value="131.25">
            <text:p>131.25</text:p>
          </table:table-cell>
          <table:table-cell office:value-type="float" office:value="0.0379190012778925">
            <text:p>0.0379190013</text:p>
          </table:table-cell>
          <table:table-cell office:value-type="float" office:value="0.00688622754491018">
            <text:p>0.0068862275</text:p>
          </table:table-cell>
          <table:table-cell office:value-type="float" office:value="0.00423728813559322">
            <text:p>0.0042372881</text:p>
          </table:table-cell>
          <table:table-cell office:value-type="float" office:value="1.13553469176213">
            <text:p>1.1355346918</text:p>
          </table:table-cell>
          <table:table-cell office:value-type="float" office:value="1.02419473986159">
            <text:p>1.0241947399</text:p>
          </table:table-cell>
          <table:table-cell office:value-type="float" office:value="1.01486569951163">
            <text:p>1.0148656995</text:p>
          </table:table-cell>
          <table:table-cell office:value-type="float" office:value="18.6241031010782">
            <text:p>18.624103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68">
            <text:p>468</text:p>
          </table:table-cell>
          <table:table-cell office:value-type="float" office:value="727">
            <text:p>727</text:p>
          </table:table-cell>
          <table:table-cell office:value-type="float" office:value="1136">
            <text:p>1136</text:p>
          </table:table-cell>
          <table:table-cell office:value-type="float" office:value="10081">
            <text:p>10081</text:p>
          </table:table-cell>
          <table:table-cell office:value-type="float" office:value="16210">
            <text:p>16210</text:p>
          </table:table-cell>
          <table:table-cell office:value-type="float" office:value="30600">
            <text:p>30600</text:p>
          </table:table-cell>
          <table:table-cell office:value-type="float" office:value="133.625">
            <text:p>133.625</text:p>
          </table:table-cell>
          <table:table-cell office:value-type="float" office:value="853.125">
            <text:p>853.125</text:p>
          </table:table-cell>
          <table:table-cell office:value-type="float" office:value="131.25">
            <text:p>131.25</text:p>
          </table:table-cell>
          <table:table-cell office:value-type="float" office:value="0.0132551334193036">
            <text:p>0.0132551334</text:p>
          </table:table-cell>
          <table:table-cell office:value-type="float" office:value="0.0526295496607033">
            <text:p>0.0526295497</text:p>
          </table:table-cell>
          <table:table-cell office:value-type="float" office:value="0.00428921568627451">
            <text:p>0.0042892157</text:p>
          </table:table-cell>
          <table:table-cell office:value-type="float" office:value="1.04673733614901">
            <text:p>1.0467373361</text:p>
          </table:table-cell>
          <table:table-cell office:value-type="float" office:value="1.18963236802754">
            <text:p>1.189632368</text:p>
          </table:table-cell>
          <table:table-cell office:value-type="float" office:value="1.01504831374952">
            <text:p>1.0150483137</text:p>
          </table:table-cell>
          <table:table-cell office:value-type="float" office:value="0">
            <text:p>0</text:p>
          </table:table-cell>
          <table:table-cell office:value-type="float" office:value="13.513915245438">
            <text:p>13.51391524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771">
            <text:p>771</text:p>
          </table:table-cell>
          <table:table-cell office:value-type="float" office:value="1183">
            <text:p>1183</text:p>
          </table:table-cell>
          <table:table-cell office:value-type="float" office:value="10575">
            <text:p>10575</text:p>
          </table:table-cell>
          <table:table-cell office:value-type="float" office:value="16706">
            <text:p>16706</text:p>
          </table:table-cell>
          <table:table-cell office:value-type="float" office:value="30800">
            <text:p>30800</text:p>
          </table:table-cell>
          <table:table-cell office:value-type="float" office:value="866.125">
            <text:p>866.125</text:p>
          </table:table-cell>
          <table:table-cell office:value-type="float" office:value="882.714285714286">
            <text:p>882.7142857143</text:p>
          </table:table-cell>
          <table:table-cell office:value-type="float" office:value="-336.875">
            <text:p>-336.875</text:p>
          </table:table-cell>
          <table:table-cell office:value-type="float" office:value="0.081903073286052">
            <text:p>0.0819030733</text:p>
          </table:table-cell>
          <table:table-cell office:value-type="float" office:value="0.0528381590874109">
            <text:p>0.0528381591</text:p>
          </table:table-cell>
          <table:table-cell office:value-type="float" office:value="-0.0109375">
            <text:p>-0.0109375</text:p>
          </table:table-cell>
          <table:table-cell office:value-type="float" office:value="1.29980865879203">
            <text:p>1.2998086588</text:p>
          </table:table-cell>
          <table:table-cell office:value-type="float" office:value="1.1904056240752">
            <text:p>1.1904056241</text:p>
          </table:table-cell>
          <table:table-cell office:value-type="float" office:value="0.96195322265625">
            <text:p>0.9619532227</text:p>
          </table:table-cell>
          <table:table-cell office:value-type="float" office:value="8.80504488661211">
            <text:p>8.8050448866</text:p>
          </table:table-cell>
          <table:table-cell office:value-type="float" office:value="13.4619063492838">
            <text:p>13.46190634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16">
            <text:p>1216</text:p>
          </table:table-cell>
          <table:table-cell office:value-type="float" office:value="10422">
            <text:p>10422</text:p>
          </table:table-cell>
          <table:table-cell office:value-type="float" office:value="19059">
            <text:p>19059</text:p>
          </table:table-cell>
          <table:table-cell office:value-type="float" office:value="32575">
            <text:p>32575</text:p>
          </table:table-cell>
          <table:table-cell office:value-type="float" office:value="612.125">
            <text:p>612.125</text:p>
          </table:table-cell>
          <table:table-cell office:value-type="float" office:value="209.5">
            <text:p>209.5</text:p>
          </table:table-cell>
          <table:table-cell office:value-type="float" office:value="-19.5">
            <text:p>-19.5</text:p>
          </table:table-cell>
          <table:table-cell office:value-type="float" office:value="0.0587339282287469">
            <text:p>0.0587339282</text:p>
          </table:table-cell>
          <table:table-cell office:value-type="float" office:value="0.0109921821711527">
            <text:p>0.0109921822</text:p>
          </table:table-cell>
          <table:table-cell office:value-type="float" office:value="-0.000598618572524942">
            <text:p>-0.0005986186</text:p>
          </table:table-cell>
          <table:table-cell office:value-type="float" office:value="1.21233011047797">
            <text:p>1.2123301105</text:p>
          </table:table-cell>
          <table:table-cell office:value-type="float" office:value="1.03870946061405">
            <text:p>1.0387094606</text:p>
          </table:table-cell>
          <table:table-cell office:value-type="float" office:value="0.997905537350786">
            <text:p>0.9979055374</text:p>
          </table:table-cell>
          <table:table-cell office:value-type="float" office:value="12.1447553766753">
            <text:p>12.14475537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4">
            <text:p>4</text:p>
          </table:table-cell>
          <table:table-cell office:value-type="float" office:value="577">
            <text:p>577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10372">
            <text:p>10372</text:p>
          </table:table-cell>
          <table:table-cell office:value-type="float" office:value="18729">
            <text:p>18729</text:p>
          </table:table-cell>
          <table:table-cell office:value-type="float" office:value="32351">
            <text:p>32351</text:p>
          </table:table-cell>
          <table:table-cell office:value-type="float" office:value="590.625">
            <text:p>590.625</text:p>
          </table:table-cell>
          <table:table-cell office:value-type="float" office:value="1813.85714285714">
            <text:p>1813.8571428571</text:p>
          </table:table-cell>
          <table:table-cell office:value-type="float" office:value="3138">
            <text:p>3138</text:p>
          </table:table-cell>
          <table:table-cell office:value-type="float" office:value="0.0569441766293868">
            <text:p>0.0569441766</text:p>
          </table:table-cell>
          <table:table-cell office:value-type="float" office:value="0.0968475168379061">
            <text:p>0.0968475168</text:p>
          </table:table-cell>
          <table:table-cell office:value-type="float" office:value="0.0969985471855584">
            <text:p>0.0969985472</text:p>
          </table:table-cell>
          <table:table-cell office:value-type="float" office:value="1.20566019113677">
            <text:p>1.2056601911</text:p>
          </table:table-cell>
          <table:table-cell office:value-type="float" office:value="1.3573500143073">
            <text:p>1.3573500143</text:p>
          </table:table-cell>
          <table:table-cell office:value-type="float" office:value="1.35793600273543">
            <text:p>1.3579360027</text:p>
          </table:table-cell>
          <table:table-cell office:value-type="float" office:value="12.5157727499588">
            <text:p>12.51577275</text:p>
          </table:table-cell>
          <table:table-cell office:value-type="float" office:value="7.49833291558255">
            <text:p>7.4983329156</text:p>
          </table:table-cell>
          <table:table-cell office:value-type="float" office:value="7.48718109784707">
            <text:p>7.4871810978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80">
            <text:p>580</text:p>
          </table:table-cell>
          <table:table-cell office:value-type="float" office:value="844">
            <text:p>844</text:p>
          </table:table-cell>
          <table:table-cell office:value-type="float" office:value="1252">
            <text:p>1252</text:p>
          </table:table-cell>
          <table:table-cell office:value-type="float" office:value="10793">
            <text:p>10793</text:p>
          </table:table-cell>
          <table:table-cell office:value-type="float" office:value="19426">
            <text:p>19426</text:p>
          </table:table-cell>
          <table:table-cell office:value-type="float" office:value="33661">
            <text:p>33661</text:p>
          </table:table-cell>
          <table:table-cell office:value-type="float" office:value="789.142857142857">
            <text:p>789.1428571429</text:p>
          </table:table-cell>
          <table:table-cell office:value-type="float" office:value="181.166666666667">
            <text:p>181.1666666667</text:p>
          </table:table-cell>
          <table:table-cell office:value-type="float" office:value="3557.14285714286">
            <text:p>3557.1428571429</text:p>
          </table:table-cell>
          <table:table-cell office:value-type="float" office:value="0.07311617318103">
            <text:p>0.0731161732</text:p>
          </table:table-cell>
          <table:table-cell office:value-type="float" office:value="0.00932598922406397">
            <text:p>0.0093259892</text:p>
          </table:table-cell>
          <table:table-cell office:value-type="float" office:value="0.10567549559261">
            <text:p>0.1056754956</text:p>
          </table:table-cell>
          <table:table-cell office:value-type="float" office:value="1.26638471670366">
            <text:p>1.2663847167</text:p>
          </table:table-cell>
          <table:table-cell office:value-type="float" office:value="1.03281143147124">
            <text:p>1.0328114315</text:p>
          </table:table-cell>
          <table:table-cell office:value-type="float" office:value="1.39175216289687">
            <text:p>1.3917521629</text:p>
          </table:table-cell>
          <table:table-cell office:value-type="float" office:value="9.82257796459325">
            <text:p>9.8225779646</text:p>
          </table:table-cell>
          <table:table-cell office:value-type="float" office:value="0">
            <text:p>0</text:p>
          </table:table-cell>
          <table:table-cell office:value-type="float" office:value="6.89997641986878">
            <text:p>6.8999764199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14">
            <text:p>614</text:p>
          </table:table-cell>
          <table:table-cell table:number-columns-repeated="2" office:value-type="float" office:value="1284">
            <text:p>1284</text:p>
          </table:table-cell>
          <table:table-cell office:value-type="float" office:value="10910">
            <text:p>10910</text:p>
          </table:table-cell>
          <table:table-cell office:value-type="float" office:value="20653">
            <text:p>20653</text:p>
          </table:table-cell>
          <table:table-cell office:value-type="float" office:value="40741">
            <text:p>40741</text:p>
          </table:table-cell>
          <table:table-cell table:number-columns-repeated="2" office:value-type="float" office:value="0">
            <text:p>0</text:p>
          </table:table-cell>
          <table:table-cell office:value-type="float" office:value="4028.83333333333">
            <text:p>4028.833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988889161614426">
            <text:p>0.0988889162</text:p>
          </table:table-cell>
          <table:table-cell office:value-type="float" office:value="1.04">
            <text:p>1.04</text:p>
          </table:table-cell>
          <table:table-cell office:value-type="float" office:value="1.21">
            <text:p>1.21</text:p>
          </table:table-cell>
          <table:table-cell office:value-type="float" office:value="1.36527808133464">
            <text:p>1.3652780813</text:p>
          </table:table-cell>
          <table:table-cell table:number-columns-repeated="2" office:value-type="float" office:value="0">
            <text:p>0</text:p>
          </table:table-cell>
          <table:table-cell office:value-type="float" office:value="7.35047901746659">
            <text:p>7.350479017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39">
            <text:p>1239</text:p>
          </table:table-cell>
          <table:table-cell office:value-type="float" office:value="11029">
            <text:p>11029</text:p>
          </table:table-cell>
          <table:table-cell office:value-type="float" office:value="22999">
            <text:p>22999</text:p>
          </table:table-cell>
          <table:table-cell office:value-type="float" office:value="45496">
            <text:p>45496</text:p>
          </table:table-cell>
          <table:table-cell office:value-type="float" office:value="0">
            <text:p>0</text:p>
          </table:table-cell>
          <table:table-cell office:value-type="float" office:value="-113.75">
            <text:p>-113.75</text:p>
          </table:table-cell>
          <table:table-cell office:value-type="float" office:value="3232.8">
            <text:p>3232.8</text:p>
          </table:table-cell>
          <table:table-cell office:value-type="float" office:value="0">
            <text:p>0</text:p>
          </table:table-cell>
          <table:table-cell office:value-type="float" office:value="-0.0049458672116179">
            <text:p>-0.0049458672</text:p>
          </table:table-cell>
          <table:table-cell office:value-type="float" office:value="0.0710567962018639">
            <text:p>0.0710567962</text:p>
          </table:table-cell>
          <table:table-cell office:value-type="float" office:value="1.04">
            <text:p>1.04</text:p>
          </table:table-cell>
          <table:table-cell office:value-type="float" office:value="0.982737409500188">
            <text:p>0.9827374095</text:p>
          </table:table-cell>
          <table:table-cell office:value-type="float" office:value="1.25859496054801">
            <text:p>1.2585949605</text:p>
          </table:table-cell>
          <table:table-cell table:number-columns-repeated="2" office:value-type="float" office:value="0">
            <text:p>0</text:p>
          </table:table-cell>
          <table:table-cell office:value-type="float" office:value="10.0974417648938">
            <text:p>10.097441764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61">
            <text:p>561</text:p>
          </table:table-cell>
          <table:table-cell office:value-type="float" office:value="1224">
            <text:p>1224</text:p>
          </table:table-cell>
          <table:table-cell office:value-type="float" office:value="11149">
            <text:p>11149</text:p>
          </table:table-cell>
          <table:table-cell office:value-type="float" office:value="24116">
            <text:p>24116</text:p>
          </table:table-cell>
          <table:table-cell office:value-type="float" office:value="49981">
            <text:p>49981</text:p>
          </table:table-cell>
          <table:table-cell table:number-columns-repeated="6" office:value-type="float" office:value="0">
            <text:p>0</text:p>
          </table:table-cell>
          <table:table-cell office:value-type="float" office:value="1.04">
            <text:p>1.04</text:p>
          </table:table-cell>
          <table:table-cell table:number-columns-repeated="2"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5">
            <text:p>5</text:p>
          </table:table-cell>
          <table:table-cell office:value-type="float" office:value="570">
            <text:p>570</text:p>
          </table:table-cell>
          <table:table-cell office:value-type="float" office:value="829">
            <text:p>829</text:p>
          </table:table-cell>
          <table:table-cell office:value-type="float" office:value="1232">
            <text:p>1232</text:p>
          </table:table-cell>
          <table:table-cell office:value-type="float" office:value="11270">
            <text:p>11270</text:p>
          </table:table-cell>
          <table:table-cell office:value-type="float" office:value="25621">
            <text:p>25621</text:p>
          </table:table-cell>
          <table:table-cell office:value-type="float" office:value="54908">
            <text:p>54908</text:p>
          </table:table-cell>
          <table:table-cell table:number-columns-repeated="6" office:value-type="float" office:value="0">
            <text:p>0</text:p>
          </table:table-cell>
          <table:table-cell office:value-type="float" office:value="1.04">
            <text:p>1.04</text:p>
          </table:table-cell>
          <table:table-cell table:number-columns-repeated="2"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5">
            <text:p>5</text:p>
          </table:table-cell>
          <table:table-cell office:value-type="float" office:value="640">
            <text:p>640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1393">
            <text:p>11393</text:p>
          </table:table-cell>
          <table:table-cell office:value-type="float" office:value="27207">
            <text:p>27207</text:p>
          </table:table-cell>
          <table:table-cell office:value-type="float" office:value="60321">
            <text:p>60321</text:p>
          </table:table-cell>
          <table:table-cell table:number-columns-repeated="6"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1.03">
            <text:p>1.03</text:p>
          </table:table-cell>
          <table:table-cell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3.25">
            <text:p>153.25</text:p>
          </table:table-cell>
          <table:table-cell office:value-type="float" office:value="7686">
            <text:p>7686</text:p>
          </table:table-cell>
          <table:table-cell office:value-type="float" office:value="13144.25">
            <text:p>13144.25</text:p>
          </table:table-cell>
          <table:table-cell office:value-type="float" office:value="50.53">
            <text:p>50.53</text:p>
          </table:table-cell>
          <table:table-cell table:number-columns-repeated="3" office:value-type="float" office:value="5">
            <text:p>5</text:p>
          </table:table-cell>
          <table:table-cell office:value-type="float" office:value="593">
            <text:p>593</text:p>
          </table:table-cell>
          <table:table-cell table:number-columns-repeated="2" office:value-type="float" office:value="1258">
            <text:p>1258</text:p>
          </table:table-cell>
          <table:table-cell office:value-type="float" office:value="11517">
            <text:p>11517</text:p>
          </table:table-cell>
          <table:table-cell office:value-type="float" office:value="28991">
            <text:p>28991</text:p>
          </table:table-cell>
          <table:table-cell office:value-type="float" office:value="66267">
            <text:p>66267</text:p>
          </table:table-cell>
          <table:table-cell table:number-columns-repeated="6"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1.03">
            <text:p>1.03</text:p>
          </table:table-cell>
          <table:table-cell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53.666666666667">
            <text:p>153.6666666667</text:p>
          </table:table-cell>
          <table:table-cell office:value-type="float" office:value="7736">
            <text:p>7736</text:p>
          </table:table-cell>
          <table:table-cell office:value-type="float" office:value="10338.3333333333">
            <text:p>10338.3333333333</text:p>
          </table:table-cell>
          <table:table-cell office:value-type="float" office:value="57.6566666666667">
            <text:p>57.65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627">
            <text:p>627</text:p>
          </table:table-cell>
          <table:table-cell office:value-type="float" office:value="883">
            <text:p>883</text:p>
          </table:table-cell>
          <table:table-cell office:value-type="float" office:value="1294">
            <text:p>1294</text:p>
          </table:table-cell>
          <table:table-cell office:value-type="float" office:value="11642">
            <text:p>11642</text:p>
          </table:table-cell>
          <table:table-cell office:value-type="float" office:value="29989">
            <text:p>29989</text:p>
          </table:table-cell>
          <table:table-cell office:value-type="float" office:value="72800">
            <text:p>72800</text:p>
          </table:table-cell>
          <table:table-cell table:number-columns-repeated="6"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1.06">
            <text:p>1.06</text:p>
          </table:table-cell>
          <table:table-cell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2" table:number-columns-repeated="4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float" office:value="1.04">
            <text:p>1.04</text:p>
          </table:table-cell>
          <table:table-cell office:value-type="float" office:value="1.06">
            <text:p>1.06</text:p>
          </table:table-cell>
          <table:table-cell office:value-type="float" office:value="1.35">
            <text:p>1.3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8">
            <text:p>7.8</text:p>
          </table:table-cell>
          <table:table-cell office:value-type="float" office:value="16.3">
            <text:p>16.3</text:p>
          </table:table-cell>
          <table:table-cell office:value-type="float" office:value="19.3">
            <text:p>19.3</text:p>
          </table:table-cell>
          <table:table-cell office:value-type="float" office:value="7513">
            <text:p>7513</text:p>
          </table:table-cell>
          <table:table-cell office:value-type="float" office:value="9405">
            <text:p>9405</text:p>
          </table:table-cell>
          <table:table-cell office:value-type="float" office:value="11171">
            <text:p>1117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3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36:53.59</dc:date>
    <dc:creator>Liam Widdess</dc:creator>
    <meta:editing-duration>P2DT3H30M55S</meta:editing-duration>
    <meta:editing-cycles>185</meta:editing-cycles>
    <meta:generator>OpenOffice/4.1.7$Win32 OpenOffice.org_project/417m1$Build-9800</meta:generator>
    <meta:document-statistic meta:table-count="8" meta:cell-count="8241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59">
                <text:p>4359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96">
                <text:p>2696</text:p>
              </table:table-cell>
              <table:table-cell office:value-type="float" office:value="5098">
                <text:p>509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816">
                <text:p>2816</text:p>
              </table:table-cell>
              <table:table-cell office:value-type="float" office:value="5170">
                <text:p>517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942">
                <text:p>2942</text:p>
              </table:table-cell>
              <table:table-cell office:value-type="float" office:value="5433">
                <text:p>543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100">
                <text:p>3100</text:p>
              </table:table-cell>
              <table:table-cell office:value-type="float" office:value="5274">
                <text:p>527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207">
                <text:p>3207</text:p>
              </table:table-cell>
              <table:table-cell office:value-type="float" office:value="6334">
                <text:p>6334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472">
                <text:p>3472</text:p>
              </table:table-cell>
              <table:table-cell office:value-type="float" office:value="6519">
                <text:p>651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36">
                <text:p>3836</text:p>
              </table:table-cell>
              <table:table-cell office:value-type="float" office:value="7183">
                <text:p>7183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315">
                <text:p>2315</text:p>
              </table:table-cell>
              <table:table-cell office:value-type="float" office:value="4183">
                <text:p>4183</text:p>
              </table:table-cell>
              <table:table-cell office:value-type="float" office:value="8535">
                <text:p>8535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45">
                <text:p>2545</text:p>
              </table:table-cell>
              <table:table-cell office:value-type="float" office:value="4450">
                <text:p>4450</text:p>
              </table:table-cell>
              <table:table-cell office:value-type="float" office:value="9572">
                <text:p>957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62">
                <text:p>2562</text:p>
              </table:table-cell>
              <table:table-cell office:value-type="float" office:value="4441">
                <text:p>4441</text:p>
              </table:table-cell>
              <table:table-cell office:value-type="float" office:value="7912">
                <text:p>791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60">
                <text:p>2660</text:p>
              </table:table-cell>
              <table:table-cell office:value-type="float" office:value="4808">
                <text:p>4808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962">
                <text:p>2962</text:p>
              </table:table-cell>
              <table:table-cell office:value-type="float" office:value="5360">
                <text:p>5360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3102">
                <text:p>3102</text:p>
              </table:table-cell>
              <table:table-cell office:value-type="float" office:value="5592">
                <text:p>5592</text:p>
              </table:table-cell>
              <table:table-cell office:value-type="float" office:value="10262">
                <text:p>102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228">
                <text:p>3228</text:p>
              </table:table-cell>
              <table:table-cell office:value-type="float" office:value="5612">
                <text:p>5612</text:p>
              </table:table-cell>
              <table:table-cell office:value-type="float" office:value="9318">
                <text:p>931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640">
                <text:p>3640</text:p>
              </table:table-cell>
              <table:table-cell office:value-type="float" office:value="6070">
                <text:p>6070</text:p>
              </table:table-cell>
              <table:table-cell office:value-type="float" office:value="10832">
                <text:p>1083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304">
                <text:p>4304</text:p>
              </table:table-cell>
              <table:table-cell office:value-type="float" office:value="7185">
                <text:p>7185</text:p>
              </table:table-cell>
              <table:table-cell office:value-type="float" office:value="13465">
                <text:p>1346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066">
                <text:p>4066</text:p>
              </table:table-cell>
              <table:table-cell office:value-type="float" office:value="6238">
                <text:p>6238</text:p>
              </table:table-cell>
              <table:table-cell office:value-type="float" office:value="11383">
                <text:p>1138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4036">
                <text:p>4036</text:p>
              </table:table-cell>
              <table:table-cell office:value-type="float" office:value="6870">
                <text:p>6870</text:p>
              </table:table-cell>
              <table:table-cell office:value-type="float" office:value="12135">
                <text:p>12135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450">
                <text:p>4450</text:p>
              </table:table-cell>
              <table:table-cell office:value-type="float" office:value="7620">
                <text:p>7620</text:p>
              </table:table-cell>
              <table:table-cell office:value-type="float" office:value="16818">
                <text:p>1681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790">
                <text:p>4790</text:p>
              </table:table-cell>
              <table:table-cell office:value-type="float" office:value="8153">
                <text:p>8153</text:p>
              </table:table-cell>
              <table:table-cell office:value-type="float" office:value="14922">
                <text:p>14922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450">
                <text:p>4450</text:p>
              </table:table-cell>
              <table:table-cell office:value-type="float" office:value="7870">
                <text:p>7870</text:p>
              </table:table-cell>
              <table:table-cell office:value-type="float" office:value="15017">
                <text:p>1501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790">
                <text:p>8790</text:p>
              </table:table-cell>
              <table:table-cell office:value-type="float" office:value="16621">
                <text:p>1662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476">
                <text:p>5476</text:p>
              </table:table-cell>
              <table:table-cell office:value-type="float" office:value="9944">
                <text:p>9944</text:p>
              </table:table-cell>
              <table:table-cell office:value-type="float" office:value="18849">
                <text:p>1884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722">
                <text:p>5722</text:p>
              </table:table-cell>
              <table:table-cell office:value-type="float" office:value="10130">
                <text:p>10130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709">
                <text:p>5709</text:p>
              </table:table-cell>
              <table:table-cell office:value-type="float" office:value="10114">
                <text:p>10114</text:p>
              </table:table-cell>
              <table:table-cell office:value-type="float" office:value="16959">
                <text:p>16959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212">
                <text:p>6212</text:p>
              </table:table-cell>
              <table:table-cell office:value-type="float" office:value="11039">
                <text:p>11039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981">
                <text:p>6981</text:p>
              </table:table-cell>
              <table:table-cell office:value-type="float" office:value="12002">
                <text:p>12002</text:p>
              </table:table-cell>
              <table:table-cell office:value-type="float" office:value="18312">
                <text:p>1831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332">
                <text:p>7332</text:p>
              </table:table-cell>
              <table:table-cell office:value-type="float" office:value="11856">
                <text:p>11856</text:p>
              </table:table-cell>
              <table:table-cell office:value-type="float" office:value="17568">
                <text:p>1756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128">
                <text:p>8128</text:p>
              </table:table-cell>
              <table:table-cell office:value-type="float" office:value="11648">
                <text:p>11648</text:p>
              </table:table-cell>
              <table:table-cell office:value-type="float" office:value="17279">
                <text:p>17279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678">
                <text:p>8678</text:p>
              </table:table-cell>
              <table:table-cell office:value-type="float" office:value="12172">
                <text:p>12172</text:p>
              </table:table-cell>
              <table:table-cell office:value-type="float" office:value="19461">
                <text:p>19461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554">
                <text:p>9554</text:p>
              </table:table-cell>
              <table:table-cell office:value-type="float" office:value="12508">
                <text:p>12508</text:p>
              </table:table-cell>
              <table:table-cell office:value-type="float" office:value="19422">
                <text:p>194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123">
                <text:p>9123</text:p>
              </table:table-cell>
              <table:table-cell office:value-type="float" office:value="12386">
                <text:p>12386</text:p>
              </table:table-cell>
              <table:table-cell office:value-type="float" office:value="19372">
                <text:p>1937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863">
                <text:p>8863</text:p>
              </table:table-cell>
              <table:table-cell office:value-type="float" office:value="12322">
                <text:p>12322</text:p>
              </table:table-cell>
              <table:table-cell office:value-type="float" office:value="19636">
                <text:p>1963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306">
                <text:p>9306</text:p>
              </table:table-cell>
              <table:table-cell office:value-type="float" office:value="13636">
                <text:p>13636</text:p>
              </table:table-cell>
              <table:table-cell office:value-type="float" office:value="19718">
                <text:p>1971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428">
                <text:p>9428</text:p>
              </table:table-cell>
              <table:table-cell office:value-type="float" office:value="13684">
                <text:p>13684</text:p>
              </table:table-cell>
              <table:table-cell office:value-type="float" office:value="19028">
                <text:p>1902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880">
                <text:p>8880</text:p>
              </table:table-cell>
              <table:table-cell office:value-type="float" office:value="13636">
                <text:p>13636</text:p>
              </table:table-cell>
              <table:table-cell office:value-type="float" office:value="18918">
                <text:p>1891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356">
                <text:p>9356</text:p>
              </table:table-cell>
              <table:table-cell office:value-type="float" office:value="13846">
                <text:p>13846</text:p>
              </table:table-cell>
              <table:table-cell office:value-type="float" office:value="19592">
                <text:p>19592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298">
                <text:p>10298</text:p>
              </table:table-cell>
              <table:table-cell office:value-type="float" office:value="13952">
                <text:p>13952</text:p>
              </table:table-cell>
              <table:table-cell office:value-type="float" office:value="20584">
                <text:p>20584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480">
                <text:p>10480</text:p>
              </table:table-cell>
              <table:table-cell office:value-type="float" office:value="13827">
                <text:p>13827</text:p>
              </table:table-cell>
              <table:table-cell office:value-type="float" office:value="20448">
                <text:p>20448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0201">
                <text:p>10201</text:p>
              </table:table-cell>
              <table:table-cell office:value-type="float" office:value="13602">
                <text:p>13602</text:p>
              </table:table-cell>
              <table:table-cell office:value-type="float" office:value="21503">
                <text:p>21503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4">
                <text:p>10294</text:p>
              </table:table-cell>
              <table:table-cell office:value-type="float" office:value="14042">
                <text:p>14042</text:p>
              </table:table-cell>
              <table:table-cell office:value-type="float" office:value="21948">
                <text:p>2194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4578">
                <text:p>14578</text:p>
              </table:table-cell>
              <table:table-cell office:value-type="float" office:value="21987">
                <text:p>2198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0133">
                <text:p>10133</text:p>
              </table:table-cell>
              <table:table-cell office:value-type="float" office:value="14482">
                <text:p>14482</text:p>
              </table:table-cell>
              <table:table-cell office:value-type="float" office:value="23096">
                <text:p>23096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866">
                <text:p>9866</text:p>
              </table:table-cell>
              <table:table-cell office:value-type="float" office:value="15132">
                <text:p>15132</text:p>
              </table:table-cell>
              <table:table-cell office:value-type="float" office:value="25320">
                <text:p>25320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380">
                <text:p>10380</text:p>
              </table:table-cell>
              <table:table-cell office:value-type="float" office:value="15753">
                <text:p>15753</text:p>
              </table:table-cell>
              <table:table-cell office:value-type="float" office:value="27170">
                <text:p>27170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833">
                <text:p>10833</text:p>
              </table:table-cell>
              <table:table-cell office:value-type="float" office:value="16742">
                <text:p>16742</text:p>
              </table:table-cell>
              <table:table-cell office:value-type="float" office:value="29283">
                <text:p>29283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720">
                <text:p>10720</text:p>
              </table:table-cell>
              <table:table-cell office:value-type="float" office:value="17545">
                <text:p>17545</text:p>
              </table:table-cell>
              <table:table-cell office:value-type="float" office:value="30534">
                <text:p>30534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1058">
                <text:p>11058</text:p>
              </table:table-cell>
              <table:table-cell office:value-type="float" office:value="17802">
                <text:p>17802</text:p>
              </table:table-cell>
              <table:table-cell office:value-type="float" office:value="27593">
                <text:p>27593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499">
                <text:p>11499</text:p>
              </table:table-cell>
              <table:table-cell office:value-type="float" office:value="17579">
                <text:p>17579</text:p>
              </table:table-cell>
              <table:table-cell office:value-type="float" office:value="26247">
                <text:p>2624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1240">
                <text:p>11240</text:p>
              </table:table-cell>
              <table:table-cell office:value-type="float" office:value="16288">
                <text:p>16288</text:p>
              </table:table-cell>
              <table:table-cell office:value-type="float" office:value="27865">
                <text:p>2786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730">
                <text:p>11730</text:p>
              </table:table-cell>
              <table:table-cell office:value-type="float" office:value="17106">
                <text:p>17106</text:p>
              </table:table-cell>
              <table:table-cell office:value-type="float" office:value="29603">
                <text:p>29603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1914">
                <text:p>11914</text:p>
              </table:table-cell>
              <table:table-cell office:value-type="float" office:value="17264">
                <text:p>17264</text:p>
              </table:table-cell>
              <table:table-cell office:value-type="float" office:value="27093">
                <text:p>27093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2627">
                <text:p>12627</text:p>
              </table:table-cell>
              <table:table-cell office:value-type="float" office:value="17386">
                <text:p>17386</text:p>
              </table:table-cell>
              <table:table-cell office:value-type="float" office:value="25450">
                <text:p>25450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0472">
                <text:p>10472</text:p>
              </table:table-cell>
              <table:table-cell office:value-type="float" office:value="17248">
                <text:p>17248</text:p>
              </table:table-cell>
              <table:table-cell office:value-type="float" office:value="27312">
                <text:p>27312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9690">
                <text:p>9690</text:p>
              </table:table-cell>
              <table:table-cell office:value-type="float" office:value="16926">
                <text:p>16926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9911">
                <text:p>9911</text:p>
              </table:table-cell>
              <table:table-cell office:value-type="float" office:value="17276">
                <text:p>17276</text:p>
              </table:table-cell>
              <table:table-cell office:value-type="float" office:value="27625">
                <text:p>2762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8840">
                <text:p>8840</text:p>
              </table:table-cell>
              <table:table-cell office:value-type="float" office:value="16853">
                <text:p>16853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7956">
                <text:p>7956</text:p>
              </table:table-cell>
              <table:table-cell office:value-type="float" office:value="15314">
                <text:p>15314</text:p>
              </table:table-cell>
              <table:table-cell office:value-type="float" office:value="29075">
                <text:p>29075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8670">
                <text:p>8670</text:p>
              </table:table-cell>
              <table:table-cell office:value-type="float" office:value="15587">
                <text:p>15587</text:p>
              </table:table-cell>
              <table:table-cell office:value-type="float" office:value="29975">
                <text:p>29975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9180">
                <text:p>9180</text:p>
              </table:table-cell>
              <table:table-cell office:value-type="float" office:value="16324">
                <text:p>16324</text:p>
              </table:table-cell>
              <table:table-cell office:value-type="float" office:value="31525">
                <text:p>31525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8840">
                <text:p>8840</text:p>
              </table:table-cell>
              <table:table-cell office:value-type="float" office:value="15979">
                <text:p>15979</text:p>
              </table:table-cell>
              <table:table-cell office:value-type="float" office:value="31050">
                <text:p>31050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7956">
                <text:p>7956</text:p>
              </table:table-cell>
              <table:table-cell office:value-type="float" office:value="15080">
                <text:p>15080</text:p>
              </table:table-cell>
              <table:table-cell office:value-type="float" office:value="30225">
                <text:p>3022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8670">
                <text:p>8670</text:p>
              </table:table-cell>
              <table:table-cell office:value-type="float" office:value="15884">
                <text:p>15884</text:p>
              </table:table-cell>
              <table:table-cell office:value-type="float" office:value="30850">
                <text:p>30850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9180">
                <text:p>9180</text:p>
              </table:table-cell>
              <table:table-cell office:value-type="float" office:value="15257">
                <text:p>15257</text:p>
              </table:table-cell>
              <table:table-cell office:value-type="float" office:value="29550">
                <text:p>2955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9360">
                <text:p>9360</text:p>
              </table:table-cell>
              <table:table-cell office:value-type="float" office:value="15024">
                <text:p>15024</text:p>
              </table:table-cell>
              <table:table-cell office:value-type="float" office:value="28400">
                <text:p>28400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9690">
                <text:p>9690</text:p>
              </table:table-cell>
              <table:table-cell office:value-type="float" office:value="15751">
                <text:p>15751</text:p>
              </table:table-cell>
              <table:table-cell office:value-type="float" office:value="29575">
                <text:p>2957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0438">
                <text:p>10438</text:p>
              </table:table-cell>
              <table:table-cell office:value-type="float" office:value="16682">
                <text:p>16682</text:p>
              </table:table-cell>
              <table:table-cell office:value-type="float" office:value="30400">
                <text:p>30400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9724">
                <text:p>9724</text:p>
              </table:table-cell>
              <table:table-cell office:value-type="float" office:value="16016">
                <text:p>16016</text:p>
              </table:table-cell>
              <table:table-cell office:value-type="float" office:value="31300">
                <text:p>31300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9537">
                <text:p>9537</text:p>
              </table:table-cell>
              <table:table-cell office:value-type="float" office:value="16036">
                <text:p>16036</text:p>
              </table:table-cell>
              <table:table-cell office:value-type="float" office:value="31300">
                <text:p>31300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9690">
                <text:p>9690</text:p>
              </table:table-cell>
              <table:table-cell office:value-type="float" office:value="16682">
                <text:p>16682</text:p>
              </table:table-cell>
              <table:table-cell office:value-type="float" office:value="32100">
                <text:p>32100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0173">
                <text:p>10173</text:p>
              </table:table-cell>
              <table:table-cell office:value-type="float" office:value="16700">
                <text:p>16700</text:p>
              </table:table-cell>
              <table:table-cell office:value-type="float" office:value="30975">
                <text:p>30975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0081">
                <text:p>10081</text:p>
              </table:table-cell>
              <table:table-cell office:value-type="float" office:value="16210">
                <text:p>16210</text:p>
              </table:table-cell>
              <table:table-cell office:value-type="float" office:value="30600">
                <text:p>30600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0575">
                <text:p>10575</text:p>
              </table:table-cell>
              <table:table-cell office:value-type="float" office:value="16706">
                <text:p>16706</text:p>
              </table:table-cell>
              <table:table-cell office:value-type="float" office:value="30800">
                <text:p>30800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422">
                <text:p>10422</text:p>
              </table:table-cell>
              <table:table-cell office:value-type="float" office:value="19059">
                <text:p>19059</text:p>
              </table:table-cell>
              <table:table-cell office:value-type="float" office:value="32575">
                <text:p>32575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0372">
                <text:p>10372</text:p>
              </table:table-cell>
              <table:table-cell office:value-type="float" office:value="18729">
                <text:p>18729</text:p>
              </table:table-cell>
              <table:table-cell office:value-type="float" office:value="32351">
                <text:p>32351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0793">
                <text:p>10793</text:p>
              </table:table-cell>
              <table:table-cell office:value-type="float" office:value="19426">
                <text:p>19426</text:p>
              </table:table-cell>
              <table:table-cell office:value-type="float" office:value="33661">
                <text:p>33661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0910">
                <text:p>10910</text:p>
              </table:table-cell>
              <table:table-cell office:value-type="float" office:value="20653">
                <text:p>20653</text:p>
              </table:table-cell>
              <table:table-cell office:value-type="float" office:value="40741">
                <text:p>4074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029">
                <text:p>11029</text:p>
              </table:table-cell>
              <table:table-cell office:value-type="float" office:value="22999">
                <text:p>22999</text:p>
              </table:table-cell>
              <table:table-cell office:value-type="float" office:value="45496">
                <text:p>454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149">
                <text:p>11149</text:p>
              </table:table-cell>
              <table:table-cell office:value-type="float" office:value="24116">
                <text:p>24116</text:p>
              </table:table-cell>
              <table:table-cell office:value-type="float" office:value="49981">
                <text:p>49981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270">
                <text:p>11270</text:p>
              </table:table-cell>
              <table:table-cell office:value-type="float" office:value="25621">
                <text:p>25621</text:p>
              </table:table-cell>
              <table:table-cell office:value-type="float" office:value="54908">
                <text:p>5490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393">
                <text:p>11393</text:p>
              </table:table-cell>
              <table:table-cell office:value-type="float" office:value="27207">
                <text:p>27207</text:p>
              </table:table-cell>
              <table:table-cell office:value-type="float" office:value="60321">
                <text:p>6032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517">
                <text:p>11517</text:p>
              </table:table-cell>
              <table:table-cell office:value-type="float" office:value="28991">
                <text:p>28991</text:p>
              </table:table-cell>
              <table:table-cell office:value-type="float" office:value="66267">
                <text:p>66267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642">
                <text:p>11642</text:p>
              </table:table-cell>
              <table:table-cell office:value-type="float" office:value="29989">
                <text:p>29989</text:p>
              </table:table-cell>
              <table:table-cell office:value-type="float" office:value="72800">
                <text:p>728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86">
                <text:p>768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36">
                <text:p>7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1cm" svg:y="1.404cm" svg:width="30.889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50.53">
                <text:p>50.53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7.6566666666667">
                <text:p>57.65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8cm" svg:y="1.352cm" svg:width="31.348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9133265130645">
                <text:p>1.29133265130645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6674990199034">
                <text:p>1.36674990199034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3272885440795">
                <text:p>1.23272885440795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495440931196">
                <text:p>1.349544093119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254048100937">
                <text:p>1.21254048100937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6404340015104">
                <text:p>1.26404340015104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5959175673533">
                <text:p>1.2595917567353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13783509585287">
                <text:p>1.13783509585287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17017218602766">
                <text:p>1.1701721860276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5404160143921">
                <text:p>1.15404160143921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22224498495524">
                <text:p>1.22224498495524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6450361476366">
                <text:p>1.364503614763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26768999785935">
                <text:p>1.2676899978593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08499527733263">
                <text:p>1.084995277332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9294792855629">
                <text:p>1.1929479285562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7704253982573">
                <text:p>1.27704253982573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2947273959076">
                <text:p>1.1294727395907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544275123659">
                <text:p>1.1544275123659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25788816671487">
                <text:p>1.25788816671487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24309352513115">
                <text:p>1.24309352513115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04219044376094">
                <text:p>1.0421904437609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5690572002514">
                <text:p>1.15690572002514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34835016230856">
                <text:p>1.34835016230856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08742268246832">
                <text:p>1.0874226824683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0875092867257">
                <text:p>1.2087509286725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03838545967018">
                <text:p>1.03838545967018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852770751598">
                <text:p>1.2685277075159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5987064885415">
                <text:p>1.25987064885415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0.993843584642915">
                <text:p>0.99384358464291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241553312223">
                <text:p>1.05241553312223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742306165036">
                <text:p>1.0774230616503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1165110038322">
                <text:p>1.111651100383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58086921544">
                <text:p>1.0845808692154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7741490934461">
                <text:p>1.07741490934461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494743628225">
                <text:p>1.049474362822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551258904478">
                <text:p>1.0155125890447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5674971766573">
                <text:p>1.05674971766573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5372759926942">
                <text:p>1.05372759926942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38236408399">
                <text:p>1.038236408399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948112991098">
                <text:p>1.03948112991098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5489602696015">
                <text:p>1.05489602696015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74321242715">
                <text:p>1.047432124271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241947235888">
                <text:p>1.04241947235888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7130540771641">
                <text:p>1.0713054077164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2799831851545">
                <text:p>1.12799831851545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4618527529682">
                <text:p>1.14618527529682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0.981631326840948">
                <text:p>0.981631326840948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.96905966293286">
                <text:p>0.9690596629328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0776802375217">
                <text:p>1.10776802375217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0.934524426164365">
                <text:p>0.934524426164365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0.925224462719686">
                <text:p>0.925224462719686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00537553797267">
                <text:p>1.00537553797267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1522568137505">
                <text:p>1.11522568137505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04072555975195">
                <text:p>1.0407255597519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693805268368566">
                <text:p>0.69380526836856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00724576703125">
                <text:p>1.00724576703125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00603295972894">
                <text:p>1.0060329597289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945016386342464">
                <text:p>0.94501638634246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867846649397475">
                <text:p>0.867846649397475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6525246791356">
                <text:p>1.0652524679135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752047796417544">
                <text:p>0.752047796417544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402146742242">
                <text:p>1.0240214674224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.0778868088585">
                <text:p>1.077886808858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4339676432545">
                <text:p>0.98433967643254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0.999455215614236">
                <text:p>0.99945521561423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471098159877">
                <text:p>1.0147109815987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.05115881565844">
                <text:p>1.0511588156584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6341544577394">
                <text:p>1.06341544577394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408005147715">
                <text:p>1.0408005147715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5332051517823">
                <text:p>1.05332051517823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.06341544577394">
                <text:p>1.06341544577394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2419473986159">
                <text:p>1.02419473986159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18963236802754">
                <text:p>1.18963236802754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1904056240752">
                <text:p>1.190405624075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.03870946061405">
                <text:p>1.03870946061405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.3573500143073">
                <text:p>1.3573500143073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.03281143147124">
                <text:p>1.0328114314712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982737409500188">
                <text:p>0.9827374095001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3144.25">
                <text:p>13144.2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38.3333333333">
                <text:p>10338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